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20.316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6.96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17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3.057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15.295cm"/>
    </style:style>
    <style:style style:name="co19" style:family="table-column">
      <style:table-column-properties fo:break-before="auto" style:column-width="4.001cm"/>
    </style:style>
    <style:style style:name="co20" style:family="table-column">
      <style:table-column-properties fo:break-before="auto" style:column-width="16.955cm"/>
    </style:style>
    <style:style style:name="co21" style:family="table-column">
      <style:table-column-properties fo:break-before="auto" style:column-width="1.027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3caff" style:text-align-source="fix" style:repeat-content="false" fo:wrap-option="no-wrap" fo:border="0.06pt solid #000000" style:vertical-align="middle"/>
      <style:paragraph-properties fo:text-align="center" fo:margin-left="0cm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 style:vertical-align="middle"/>
      <style:text-properties style:text-position="" style:font-name="Arial"/>
    </style:style>
    <style:style style:name="ce17" style:family="table-cell" style:parent-style-name="Default">
      <style:table-cell-properties fo:wrap-option="no-wrap" fo:border="0.06pt solid #000000" style:vertical-align="middle"/>
      <style:text-properties style:text-position="" style:font-name="Arial" fo:font-size="10pt" style:font-size-asian="10pt" style:font-size-complex="10pt"/>
    </style:style>
    <style:style style:name="ce18" style:family="table-cell" style:parent-style-name="Default">
      <style:table-cell-properties fo:background-color="#ccffff" fo:wrap-option="no-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ff" fo:border="0.06pt solid #000000" style:vertical-align="middle"/>
      <style:text-properties style:text-position=""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wrap-option="no-wrap" fo:border="0.06pt solid #000000" style:vertical-align="middle"/>
      <style:paragraph-properties fo:text-align="start" fo:margin-left="0cm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wrap-option="no-wrap" style:vertical-align="middle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wrap-option="no-wrap" fo:border="0.06pt solid #000000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ccffff" fo:wrap-option="no-wrap" fo:border="0.06pt solid #000000" style:vertical-align="middle"/>
      <style:text-properties style:text-position="" style:font-name="Arial" fo:font-size="10pt" style:font-size-asian="10pt" style:font-size-complex="10pt"/>
    </style:style>
    <style:style style:name="ce23" style:family="table-cell" style:parent-style-name="Default">
      <style:table-cell-properties fo:background-color="#ccffff" fo:wrap-option="no-wrap" fo:border="0.06pt solid #000000" style:vertical-align="middle"/>
      <style:text-properties style:text-position="" style:font-name="Arial"/>
    </style:style>
    <style:style style:name="ce2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8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text-position=""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c99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text-position="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vertical-align="middle"/>
      <style:text-properties style:text-position="" style:font-name="Arial"/>
    </style:style>
    <style:style style:name="ce9" style:family="table-cell" style:parent-style-name="Default">
      <style:table-cell-properties fo:background-color="#ccffff" style:text-align-source="fix" style:repeat-content="false" fo:wrap-option="no-wrap" fo:border="0.06pt solid #000000" style:vertical-align="middle"/>
      <style:paragraph-properties fo:text-align="center" fo:margin-left="0cm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cffff" fo:border="0.06pt solid #000000"/>
      <style:text-properties style:text-position="" style:font-name="Arial" fo:font-weight="bold" style:font-weight-asian="bold" style:font-weight-complex="bold"/>
    </style:style>
    <style:style style:name="ce34" style:family="table-cell" style:parent-style-name="Default">
      <style:table-cell-properties fo:wrap-option="no-wrap" fo:border="0.06pt solid #000000"/>
      <style:text-properties style:text-position="" style:font-name="Arial" fo:font-size="10pt" style:font-size-asian="10pt" style:font-size-complex="10pt"/>
    </style:style>
    <style:style style:name="ce35" style:family="table-cell" style:parent-style-name="Default">
      <style:table-cell-properties fo:border="0.06pt solid #000000"/>
      <style:text-properties style:text-position="" style:font-name="Arial"/>
    </style:style>
    <style:style style:name="ce36" style:family="table-cell" style:parent-style-name="Default">
      <style:table-cell-properties fo:background-color="#ccffff" fo:wrap-option="no-wrap" fo:border="0.06pt solid #000000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style:text-position="" style:font-name="Arial"/>
    </style:style>
    <style:style style:name="ce38" style:family="table-cell" style:parent-style-name="Default">
      <style:table-cell-properties fo:background-color="#00ffff" style:text-align-source="fix" style:repeat-content="false" fo:wrap-option="no-wrap" fo:border="0.06pt solid #000000"/>
      <style:paragraph-properties fo:text-align="center" fo:margin-left="0cm"/>
      <style:text-properties style:text-position="" style:font-name="Arial" fo:font-weight="bold" style:font-weight-asian="bold" style:font-weight-complex="bold"/>
    </style:style>
    <style:style style:name="ce39" style:family="table-cell" style:parent-style-name="Default">
      <style:table-cell-properties fo:background-color="#ccffff" fo:wrap-option="no-wrap" fo:border="0.06pt solid #000000"/>
      <style:text-properties style:text-position="" style:font-name="Arial"/>
    </style:style>
    <style:style style:name="ce40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wrap-option="no-wrap" fo:border="0.06pt solid #000000"/>
      <style:text-properties style:text-position="" style:font-name="Arial"/>
    </style:style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3" style:family="table-cell" style:parent-style-name="Default">
      <style:table-cell-properties fo:wrap-option="no-wrap"/>
      <style:text-properties style:text-position="" style:font-name="Arial"/>
    </style:style>
    <style:style style:name="ce4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 style:font-name="Arial"/>
    </style:style>
    <style:style style:name="ce4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text-position="" style:font-name="Arial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8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cc99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10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3" style:family="table-cell" style:parent-style-name="Default">
      <style:table-cell-properties fo:border="0.06pt solid #000000" style:vertical-align="middle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5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order="0.06pt solid #000000"/>
      <style:text-properties style:text-position=""/>
    </style:style>
    <style:style style:name="ce53" style:family="table-cell" style:parent-style-name="Default">
      <style:table-cell-properties fo:border="none"/>
      <style:text-properties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9" style:family="table-cell" style:parent-style-name="Default" style:data-style-name="N140">
      <style:table-cell-properties fo:background-color="#83caff" style:text-align-source="fix" style:repeat-content="false" fo:wrap-option="no-wrap" fo:border="0.06pt solid #000000" style:vertical-align="middle"/>
      <style:paragraph-properties fo:text-align="start" fo:margin-left="1.764cm"/>
      <style:text-properties style:font-name="Arial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83caff" style:text-align-source="fix" style:repeat-content="false" fo:wrap-option="no-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ccffff" style:text-align-source="fix" style:repeat-content="false" fo:wrap-option="no-wrap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="0.06pt solid #000000" style:vertical-align="middle"/>
    </style:style>
    <style:style style:name="ce63" style:family="table-cell" style:parent-style-name="Default">
      <style:table-cell-properties fo:background-color="#ccffff" fo:border="0.06pt solid #000000"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 style:data-style-name="N37">
      <style:table-cell-properties fo:background-color="#83caff" style:text-align-source="fix" style:repeat-content="false" fo:wrap-option="no-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ackground-color="#ccffff" style:text-align-source="fix" style:repeat-content="false" fo:wrap-option="no-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wrap-option="wrap" fo:border="0.06pt solid #000000" style:vertical-align="middle"/>
    </style:style>
    <style:style style:name="ce71" style:family="table-cell" style:parent-style-name="Default">
      <style:table-cell-properties fo:background-color="#ccffff" fo:wrap-option="wrap" fo:border="0.06pt solid #000000" style:vertical-align="middle"/>
    </style:style>
    <style:style style:name="ce72" style:family="table-cell" style:parent-style-name="Default">
      <style:table-cell-properties fo:wrap-option="wrap" style:vertical-align="middle"/>
    </style:style>
    <style:style style:name="ce7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7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fo:border="0.06pt solid #000000" style:vertical-align="middle"/>
      <style:text-properties style:font-name="Arial"/>
    </style:style>
    <style:style style:name="ce77" style:family="table-cell" style:parent-style-name="Default">
      <style:table-cell-properties fo:wrap-option="no-wrap" fo:border="0.06pt solid #000000" style:vertical-align="middl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ccffff" fo:wrap-option="no-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ccffff" fo:border="0.06pt solid #000000" style:vertical-align="middle"/>
      <style:text-properties style:font-name="Arial" fo:font-weight="bold" style:font-weight-asian="bold" style:font-weight-complex="bold"/>
    </style:style>
    <style:style style:name="ce80" style:family="table-cell" style:parent-style-name="Default">
      <style:table-cell-properties fo:wrap-option="no-wrap" style:vertical-align="middl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wrap-option="no-wrap" fo:border="0.06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ccffff" fo:wrap-option="no-wrap" fo:border="0.06pt solid #000000" style:vertical-align="middl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ackground-color="#ccffff" fo:wrap-option="no-wrap" fo:border="0.06pt solid #000000" style:vertical-align="middle"/>
      <style:text-properties style:font-name="Arial"/>
    </style:style>
    <style:style style:name="ce8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8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c99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vertical-align="middle"/>
      <style:text-properties style:font-name="Arial"/>
    </style:style>
    <style:style style:name="ce9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ackground-color="#ccffff" fo:border="0.06pt solid #000000"/>
      <style:text-properties style:font-name="Arial" fo:font-weight="bold" style:font-weight-asian="bold" style:font-weight-complex="bold"/>
    </style:style>
    <style:style style:name="ce94" style:family="table-cell" style:parent-style-name="Default">
      <style:table-cell-properties fo:wrap-option="no-wrap" fo:border="0.06pt solid #000000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="0.06pt solid #000000"/>
      <style:text-properties style:font-name="Arial"/>
    </style:style>
    <style:style style:name="ce96" style:family="table-cell" style:parent-style-name="Default">
      <style:table-cell-properties fo:background-color="#ccffff" fo:wrap-option="no-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style:font-name="Arial"/>
    </style:style>
    <style:style style:name="ce98" style:family="table-cell" style:parent-style-name="Default">
      <style:table-cell-properties fo:background-color="#00ffff" style:text-align-source="fix" style:repeat-content="false" fo:wrap-option="no-wrap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99" style:family="table-cell" style:parent-style-name="Default">
      <style:table-cell-properties fo:background-color="#ccffff" fo:wrap-option="no-wrap" fo:border="0.06pt solid #000000"/>
      <style:text-properties style:font-name="Arial"/>
    </style:style>
    <style:style style:name="ce100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1" style:family="table-cell" style:parent-style-name="Default">
      <style:table-cell-properties fo:wrap-option="no-wrap" fo:border="0.06pt solid #000000"/>
      <style:text-properties style:font-name="Arial"/>
    </style:style>
    <style:style style:name="ce1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3" style:family="table-cell" style:parent-style-name="Default">
      <style:table-cell-properties fo:wrap-option="no-wrap"/>
      <style:text-properties style:font-name="Arial"/>
    </style:style>
    <style:style style:name="ce10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0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8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0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cc99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1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="0.06pt solid #000000"/>
    </style:style>
    <style:style style:name="ce113" style:family="table-cell" style:parent-style-name="Default">
      <style:table-cell-properties fo:border="none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tyle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253" table:default-cell-style-name="Default"/>
        <table:table-row table:style-name="ro3">
          <table:table-cell table:style-name="ce59" office:value-type="string" calcext:value-type="string">
            <text:p>Version 1.0</text:p>
          </table:table-cell>
          <table:table-cell table:style-name="ce68" office:value-type="string" calcext:value-type="string">
            <text:p>Date 08/19/2015</text:p>
          </table:table-cell>
          <table:table-cell table:style-name="ce60"/>
          <table:table-cell table:style-name="ce67" table:number-columns-repeated="253"/>
        </table:table-row>
        <table:table-row table:style-name="ro3">
          <table:table-cell table:style-name="ce60" office:value-type="string" calcext:value-type="string">
            <text:p>ID</text:p>
          </table:table-cell>
          <table:table-cell table:style-name="ce60" office:value-type="string" calcext:value-type="string">
            <text:p>Brief Description</text:p>
          </table:table-cell>
          <table:table-cell table:style-name="ce60" office:value-type="string" calcext:value-type="string">
            <text:p>Type</text:p>
          </table:table-cell>
          <table:table-cell table:style-name="ce67" table:number-columns-repeated="253"/>
        </table:table-row>
        <table:table-row table:style-name="ro3">
          <table:table-cell table:style-name="ce61" office:value-type="string" calcext:value-type="string">
            <text:p>Formatting</text:p>
          </table:table-cell>
          <table:table-cell table:style-name="ce69" table:number-columns-repeated="2"/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1</text:p>
          </table:table-cell>
          <table:table-cell table:style-name="ce70" office:value-type="string" calcext:value-type="string">
            <text:p>Open braces that start the body of a function should be placed in column 1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5">
          <table:table-cell table:style-name="ce62" office:value-type="string" calcext:value-type="string">
            <text:p>STYLE-F2</text:p>
          </table:table-cell>
          <table:table-cell table:style-name="ce70" office:value-type="string" calcext:value-type="string">
            <text:p>Do not put open-brace, open-parenthesis or open bracket on column one when they are inside a function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3</text:p>
          </table:table-cell>
          <table:table-cell table:style-name="ce70" office:value-type="string" calcext:value-type="string">
            <text:p>Function names should start on column one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4</text:p>
          </table:table-cell>
          <table:table-cell table:style-name="ce70" office:value-type="string" calcext:value-type="string">
            <text:p>If a function definition does not fit on a single line break it up nicely onto multiple lines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5</text:p>
          </table:table-cell>
          <table:table-cell table:style-name="ce70" office:value-type="string" calcext:value-type="string">
            <text:p>Example of recommended style for the function definition</text:p>
          </table:table-cell>
          <table:table-cell table:style-name="ce65" office:value-type="string" calcext:value-type="string">
            <text:p>R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6</text:p>
          </table:table-cell>
          <table:table-cell table:style-name="ce70" office:value-type="string" calcext:value-type="string">
            <text:p>Example of recommended style for the body of a function</text:p>
          </table:table-cell>
          <table:table-cell table:style-name="ce65" office:value-type="string" calcext:value-type="string">
            <text:p>R</text:p>
          </table:table-cell>
          <table:table-cell/>
          <table:table-cell table:style-name="ce67" table:number-columns-repeated="252"/>
        </table:table-row>
        <table:table-row table:style-name="ro4">
          <table:table-cell table:style-name="ce62" office:value-type="string" calcext:value-type="string">
            <text:p>STYLE-F7</text:p>
          </table:table-cell>
          <table:table-cell table:style-name="ce70" office:value-type="string" calcext:value-type="string">
            <text:p>Space after commas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8</text:p>
          </table:table-cell>
          <table:table-cell table:style-name="ce70" office:value-type="string" calcext:value-type="string">
            <text:p>When splitting expressions into multiple lines split before the operator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9</text:p>
          </table:table-cell>
          <table:table-cell table:style-name="ce70" office:value-type="string" calcext:value-type="string">
            <text:p>Insert extra parenthesis to help editors perform better indentation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10</text:p>
          </table:table-cell>
          <table:table-cell table:style-name="ce70" office:value-type="string" calcext:value-type="string">
            <text:p>Insert extra parenthesis to remove ambiguity in cod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11</text:p>
          </table:table-cell>
          <table:table-cell table:style-name="ce70" office:value-type="string" calcext:value-type="string">
            <text:p>Example of formatting for a do-while loop</text:p>
          </table:table-cell>
          <table:table-cell table:style-name="ce65" office:value-type="string" calcext:value-type="string">
            <text:p>R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12</text:p>
          </table:table-cell>
          <table:table-cell table:style-name="ce70" office:value-type="string" calcext:value-type="string">
            <text:p>Tabs will be used for indentation in all source cod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F13</text:p>
          </table:table-cell>
          <table:table-cell table:style-name="ce70" office:value-type="string" calcext:value-type="string">
            <text:p>Single line of code should not exceed a fixed limit which is usually 80.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3">
          <table:table-cell table:style-name="ce62"/>
          <table:table-cell table:style-name="ce70"/>
          <table:table-cell table:style-name="ce65"/>
          <table:table-cell table:style-name="ce67" table:number-columns-repeated="253"/>
        </table:table-row>
        <table:table-row table:style-name="ro3">
          <table:table-cell table:style-name="ce63" office:value-type="string" calcext:value-type="string">
            <text:p>Commenting</text:p>
          </table:table-cell>
          <table:table-cell table:style-name="ce70"/>
          <table:table-cell table:style-name="ce65"/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R1</text:p>
          </table:table-cell>
          <table:table-cell table:style-name="ce70" office:value-type="string" calcext:value-type="string">
            <text:p>Every program should start with a comment saying what the program does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5">
          <table:table-cell table:style-name="ce62" office:value-type="string" calcext:value-type="string">
            <text:p>STYLE-R2</text:p>
          </table:table-cell>
          <table:table-cell table:style-name="ce70" office:value-type="string" calcext:value-type="string">
            <text:p>Every file should start with a comment indicating the file name and a line or two about the purpose of the fil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5">
          <table:table-cell table:style-name="ce62" office:value-type="string" calcext:value-type="string">
            <text:p>STYLE-R3</text:p>
          </table:table-cell>
          <table:table-cell table:style-name="ce70" office:value-type="string" calcext:value-type="string">
            <text:p>Every file should have a comment somewhere in the beginning with the copyright notice of the fil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R4</text:p>
          </table:table-cell>
          <table:table-cell table:style-name="ce70" office:value-type="string" calcext:value-type="string">
            <text:p>Comments are to be written only in English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5">
          <table:table-cell table:style-name="ce62" office:value-type="string" calcext:value-type="string">
            <text:p>STYLE-R5</text:p>
          </table:table-cell>
          <table:table-cell table:style-name="ce70" office:value-type="string" calcext:value-type="string">
            <text:p>Comment each function with the purpose of the function, description of the arguments and the return values. <text:s/>Trivial local functions may be exempt from this rule.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5">
          <table:table-cell table:style-name="ce62" office:value-type="string" calcext:value-type="string">
            <text:p>STYLE-R6</text:p>
          </table:table-cell>
          <table:table-cell table:style-name="ce70" office:value-type="string" calcext:value-type="string">
            <text:p>Use doxygen commenting style when doxygen is to be used to generate documentation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R7</text:p>
          </table:table-cell>
          <table:table-cell table:style-name="ce70" office:value-type="string" calcext:value-type="string">
            <text:p>A comment should be present for each global and static variable defined in a fil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R8</text:p>
          </table:table-cell>
          <table:table-cell table:style-name="ce70" office:value-type="string" calcext:value-type="string">
            <text:p>Every endif should have a comment unless the start and end are few lines apart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3">
          <table:table-cell table:style-name="ce62"/>
          <table:table-cell table:style-name="ce70"/>
          <table:table-cell table:style-name="ce65"/>
          <table:table-cell table:style-name="ce67" table:number-columns-repeated="253"/>
        </table:table-row>
        <table:table-row table:style-name="ro3">
          <table:table-cell table:style-name="ce63" office:value-type="string" calcext:value-type="string">
            <text:p>Clean Use of C Constructs</text:p>
          </table:table-cell>
          <table:table-cell table:style-name="ce70"/>
          <table:table-cell table:style-name="ce65"/>
          <table:table-cell table:style-name="ce67" table:number-columns-repeated="253"/>
        </table:table-row>
        <table:table-row table:style-name="ro5">
          <table:table-cell table:style-name="ce64" office:value-type="string" calcext:value-type="string">
            <text:p>STYLE-C1</text:p>
          </table:table-cell>
          <table:table-cell table:style-name="ce70" office:value-type="string" calcext:value-type="string">
            <text:p>Declarations of external functions and functions appearing later in the source file should go in one place near the beginning of the fil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4" office:value-type="string" calcext:value-type="string">
            <text:p>STYLE-C2</text:p>
          </table:table-cell>
          <table:table-cell table:style-name="ce70" office:value-type="string" calcext:value-type="string">
            <text:p>Don't put extern declarations inside functions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4" office:value-type="string" calcext:value-type="string">
            <text:p>STYLE-C3</text:p>
          </table:table-cell>
          <table:table-cell table:style-name="ce70" office:value-type="string" calcext:value-type="string">
            <text:p>Preferably use a header file that contains the definitions of the external functions used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4" office:value-type="string" calcext:value-type="string">
            <text:p>STYLE-C4</text:p>
          </table:table-cell>
          <table:table-cell table:style-name="ce70" office:value-type="string" calcext:value-type="string">
            <text:p>Reduce the scope of variables within functions if possible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4" office:value-type="string" calcext:value-type="string">
            <text:p>STYLE-C5</text:p>
          </table:table-cell>
          <table:table-cell table:style-name="ce70" office:value-type="string" calcext:value-type="string">
            <text:p>Don't use local variables or parameters that shadow global variables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4" office:value-type="string" calcext:value-type="string">
            <text:p>STYLE-C6</text:p>
          </table:table-cell>
          <table:table-cell table:style-name="ce70" office:value-type="string" calcext:value-type="string">
            <text:p>Don't declare multiple variables in one declaration than spans lines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5">
          <table:table-cell table:style-name="ce64" office:value-type="string" calcext:value-type="string">
            <text:p>STYLE-C7</text:p>
          </table:table-cell>
          <table:table-cell table:style-name="ce70" office:value-type="string" calcext:value-type="string">
            <text:p>For an if-else statement nested in another if statement always put braces around the if-els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4" office:value-type="string" calcext:value-type="string">
            <text:p>STYLE-C8</text:p>
          </table:table-cell>
          <table:table-cell table:style-name="ce70" office:value-type="string" calcext:value-type="string">
            <text:p>Don't declare structure tag and variables or typedefs in the same declaration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4" office:value-type="string" calcext:value-type="string">
            <text:p>STYLE-C9</text:p>
          </table:table-cell>
          <table:table-cell table:style-name="ce70" office:value-type="string" calcext:value-type="string">
            <text:p>Try to avoid assignments inside if-conditions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4" office:value-type="string" calcext:value-type="string">
            <text:p>STYLE-C10</text:p>
          </table:table-cell>
          <table:table-cell table:style-name="ce70" office:value-type="string" calcext:value-type="string">
            <text:p>Don't make the program just to placate code validation tools</text:p>
          </table:table-cell>
          <table:table-cell table:style-name="ce65" office:value-type="string" calcext:value-type="string">
            <text:p>R</text:p>
          </table:table-cell>
          <table:table-cell table:style-name="ce67" table:number-columns-repeated="253"/>
        </table:table-row>
        <table:table-row table:style-name="ro4">
          <table:table-cell table:style-name="ce64" office:value-type="string" calcext:value-type="string">
            <text:p>STYLE-C11</text:p>
          </table:table-cell>
          <table:table-cell table:style-name="ce70" office:value-type="string" calcext:value-type="string">
            <text:p>Do not insert casts to void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5">
          <table:table-cell table:style-name="ce64" office:value-type="string" calcext:value-type="string">
            <text:p>STYLE-C12</text:p>
          </table:table-cell>
          <table:table-cell table:style-name="ce70" office:value-type="string" calcext:value-type="string">
            <text:p>It is recommended to use the -Wall option on the compiler in the development phase. <text:s/>It is optional for the release code.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3">
          <table:table-cell table:style-name="ce62"/>
          <table:table-cell table:style-name="ce70"/>
          <table:table-cell table:style-name="ce65"/>
          <table:table-cell table:style-name="ce67" table:number-columns-repeated="253"/>
        </table:table-row>
        <table:table-row table:style-name="ro3">
          <table:table-cell table:style-name="ce63" office:value-type="string" calcext:value-type="string">
            <text:p>Naming Variables Functions and Files</text:p>
          </table:table-cell>
          <table:table-cell table:style-name="ce71"/>
          <table:table-cell table:style-name="ce73"/>
          <table:table-cell table:style-name="ce67" table:number-columns-repeated="253"/>
        </table:table-row>
        <table:table-row table:style-name="ro5">
          <table:table-cell table:style-name="ce62" office:value-type="string" calcext:value-type="string">
            <text:p>STYLE-N1</text:p>
          </table:table-cell>
          <table:table-cell table:style-name="ce70" office:value-type="string" calcext:value-type="string">
            <text:p>Choose terse names that given useful information about the use of the variable, function or fil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N2</text:p>
          </table:table-cell>
          <table:table-cell table:style-name="ce70" office:value-type="string" calcext:value-type="string">
            <text:p>Local variables can be shorter as their context is smaller</text:p>
          </table:table-cell>
          <table:table-cell table:style-name="ce65" office:value-type="string" calcext:value-type="string">
            <text:p>R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N3</text:p>
          </table:table-cell>
          <table:table-cell table:style-name="ce70" office:value-type="string" calcext:value-type="string">
            <text:p>Limit your use of abbreviations in symbol names</text:p>
          </table:table-cell>
          <table:table-cell table:style-name="ce65" office:value-type="string" calcext:value-type="string">
            <text:p>R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N4</text:p>
          </table:table-cell>
          <table:table-cell table:style-name="ce70" office:value-type="string" calcext:value-type="string">
            <text:p>Use underscores to separate words in a name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N5</text:p>
          </table:table-cell>
          <table:table-cell table:style-name="ce70" office:value-type="string" calcext:value-type="string">
            <text:p>To define names with constant integer values use enum rather than #define</text:p>
          </table:table-cell>
          <table:table-cell table:style-name="ce65" office:value-type="string" calcext:value-type="string">
            <text:p>R</text:p>
          </table:table-cell>
          <table:table-cell table:style-name="ce67" table:number-columns-repeated="253"/>
        </table:table-row>
        <table:table-row table:style-name="ro3">
          <table:table-cell table:style-name="ce62"/>
          <table:table-cell table:style-name="ce70"/>
          <table:table-cell table:style-name="ce65"/>
          <table:table-cell table:style-name="ce67" table:number-columns-repeated="253"/>
        </table:table-row>
        <table:table-row table:style-name="ro3">
          <table:table-cell table:style-name="ce63" office:value-type="string" calcext:value-type="string">
            <text:p>Portability Between CPU's</text:p>
          </table:table-cell>
          <table:table-cell table:style-name="ce71"/>
          <table:table-cell table:style-name="ce73"/>
          <table:table-cell table:style-name="ce67" table:number-columns-repeated="253"/>
        </table:table-row>
        <table:table-row table:style-name="ro5">
          <table:table-cell table:style-name="ce62" office:value-type="string" calcext:value-type="string">
            <text:p>STYLE-P1</text:p>
          </table:table-cell>
          <table:table-cell table:style-name="ce70" office:value-type="string" calcext:value-type="string">
            <text:p>Don't assume that the address of an int object is also the address of its least significant byt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P2</text:p>
          </table:table-cell>
          <table:table-cell table:style-name="ce70" office:value-type="string" calcext:value-type="string">
            <text:p>Use a prototype to define functions whose argument types are not trivial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P3</text:p>
          </table:table-cell>
          <table:table-cell table:style-name="ce70" office:value-type="string" calcext:value-type="string">
            <text:p>Avoid casting pointers to integers if you can</text:p>
          </table:table-cell>
          <table:table-cell table:style-name="ce65" office:value-type="string" calcext:value-type="string">
            <text:p>R</text:p>
          </table:table-cell>
          <table:table-cell table:style-name="ce67" table:number-columns-repeated="253"/>
        </table:table-row>
        <table:table-row table:style-name="ro3">
          <table:table-cell table:style-name="ce62"/>
          <table:table-cell table:style-name="ce70"/>
          <table:table-cell table:style-name="ce65"/>
          <table:table-cell table:style-name="ce67" table:number-columns-repeated="253"/>
        </table:table-row>
        <table:table-row table:style-name="ro3">
          <table:table-cell table:style-name="ce63" office:value-type="string" calcext:value-type="string">
            <text:p>Calling System Functions</text:p>
          </table:table-cell>
          <table:table-cell table:style-name="ce71"/>
          <table:table-cell table:style-name="ce73"/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S1</text:p>
          </table:table-cell>
          <table:table-cell table:style-name="ce70" office:value-type="string" calcext:value-type="string">
            <text:p>Don't use the return value of sprintf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S2</text:p>
          </table:table-cell>
          <table:table-cell table:style-name="ce70" office:value-type="string" calcext:value-type="string">
            <text:p>vfsprintf is not always available</text:p>
          </table:table-cell>
          <table:table-cell table:style-name="ce65" office:value-type="string" calcext:value-type="string">
            <text:p>R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S3</text:p>
          </table:table-cell>
          <table:table-cell table:style-name="ce70" office:value-type="string" calcext:value-type="string">
            <text:p>main should be declared to return type int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S4</text:p>
          </table:table-cell>
          <table:table-cell table:style-name="ce70" office:value-type="string" calcext:value-type="string">
            <text:p>make sure that main does not return an undefined value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S5</text:p>
          </table:table-cell>
          <table:table-cell table:style-name="ce70" office:value-type="string" calcext:value-type="string">
            <text:p>Don't declare system functions explicitly – use the system header files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4">
          <table:table-cell table:style-name="ce62" office:value-type="string" calcext:value-type="string">
            <text:p>STYLE-S6</text:p>
          </table:table-cell>
          <table:table-cell table:style-name="ce70" office:value-type="string" calcext:value-type="string">
            <text:p>Avoid creating functions with the same name as system functions</text:p>
          </table:table-cell>
          <table:table-cell table:style-name="ce65" office:value-type="string" calcext:value-type="string">
            <text:p>M</text:p>
          </table:table-cell>
          <table:table-cell table:style-name="ce67" table:number-columns-repeated="253"/>
        </table:table-row>
        <table:table-row table:style-name="ro3">
          <table:table-cell table:style-name="ce62"/>
          <table:table-cell table:style-name="ce70"/>
          <table:table-cell table:style-name="ce65"/>
          <table:table-cell table:style-name="ce67" table:number-columns-repeated="253"/>
        </table:table-row>
        <table:table-row table:style-name="ro3">
          <table:table-cell table:style-name="ce63" office:value-type="string" calcext:value-type="string">
            <text:p>Notes:</text:p>
          </table:table-cell>
          <table:table-cell table:style-name="ce70"/>
          <table:table-cell table:style-name="ce65"/>
          <table:table-cell table:style-name="ce67" table:number-columns-repeated="253"/>
        </table:table-row>
        <table:table-row table:style-name="ro4">
          <table:table-cell table:style-name="ce65" office:value-type="float" office:value="1" calcext:value-type="float">
            <text:p>1</text:p>
          </table:table-cell>
          <table:table-cell table:style-name="ce70" office:value-type="string" calcext:value-type="string">
            <text:p>Whatever style is chosen follow it throughout all the code in a given project</text:p>
          </table:table-cell>
          <table:table-cell table:style-name="ce65"/>
          <table:table-cell table:style-name="ce67" table:number-columns-repeated="253"/>
        </table:table-row>
        <table:table-row table:style-name="ro3">
          <table:table-cell table:style-name="ce62"/>
          <table:table-cell table:style-name="ce70"/>
          <table:table-cell table:style-name="ce65"/>
          <table:table-cell table:style-name="ce67" table:number-columns-repeated="253"/>
        </table:table-row>
        <table:table-row table:style-name="ro3">
          <table:table-cell table:style-name="ce63" office:value-type="string" calcext:value-type="string">
            <text:p>Indent Options for nice looking code (needs to be modified to suit GlobalEdge)</text:p>
          </table:table-cell>
          <table:table-cell table:style-name="ce71"/>
          <table:table-cell table:style-name="ce73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bad</text:p>
          </table:table-cell>
          <table:table-cell table:style-name="ce70" office:value-type="string" calcext:value-type="string">
            <text:p>Do not force blank lines after declaration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bap</text:p>
          </table:table-cell>
          <table:table-cell table:style-name="ce70" office:value-type="string" calcext:value-type="string">
            <text:p>Force blank lines after procedure bodie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bbb</text:p>
          </table:table-cell>
          <table:table-cell table:style-name="ce70" office:value-type="string" calcext:value-type="string">
            <text:p>Force blank lines before block comment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bc</text:p>
          </table:table-cell>
          <table:table-cell table:style-name="ce70" office:value-type="string" calcext:value-type="string">
            <text:p>Prefer to break long lines before boolean operator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bbo</text:p>
          </table:table-cell>
          <table:table-cell table:style-name="ce70" office:value-type="string" calcext:value-type="string">
            <text:p>Prefer to break long lines before boolean operator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br</text:p>
          </table:table-cell>
          <table:table-cell table:style-name="ce70" office:value-type="string" calcext:value-type="string">
            <text:p>Put braces on line with if, etc.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brs</text:p>
          </table:table-cell>
          <table:table-cell table:style-name="ce70" office:value-type="string" calcext:value-type="string">
            <text:p>Put braces on struct declaration line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dj</text:p>
          </table:table-cell>
          <table:table-cell table:style-name="ce70" office:value-type="string" calcext:value-type="string">
            <text:p>Do not left justify declaration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bs</text:p>
          </table:table-cell>
          <table:table-cell table:style-name="ce70" office:value-type="string" calcext:value-type="string">
            <text:p>Do not put a space between sizeof and its argument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cdb</text:p>
          </table:table-cell>
          <table:table-cell table:style-name="ce70" office:value-type="string" calcext:value-type="string">
            <text:p>Do not put comment delimiters on blank line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cdw</text:p>
          </table:table-cell>
          <table:table-cell table:style-name="ce70" office:value-type="string" calcext:value-type="string">
            <text:p>Cuddle while of do {} while; and preceeding `}´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ce</text:p>
          </table:table-cell>
          <table:table-cell table:style-name="ce70" office:value-type="string" calcext:value-type="string">
            <text:p>Cuddle } and else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cp1</text:p>
          </table:table-cell>
          <table:table-cell table:style-name="ce70" office:value-type="string" calcext:value-type="string">
            <text:p>Put comments to the right of #else and #endif statements in column 'n'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cs</text:p>
          </table:table-cell>
          <table:table-cell table:style-name="ce70" office:value-type="string" calcext:value-type="string">
            <text:p>Do not put a space after a cast operator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fc1</text:p>
          </table:table-cell>
          <table:table-cell table:style-name="ce70" office:value-type="string" calcext:value-type="string">
            <text:p>Do not format comments in the first column as normal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fca</text:p>
          </table:table-cell>
          <table:table-cell table:style-name="ce70" office:value-type="string" calcext:value-type="string">
            <text:p>Do not format any comments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hnl</text:p>
          </table:table-cell>
          <table:table-cell table:style-name="ce70" office:value-type="string" calcext:value-type="string">
            <text:p>Prefer to break long lines at the position of newlines in the input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l80</text:p>
          </table:table-cell>
          <table:table-cell table:style-name="ce70" office:value-type="string" calcext:value-type="string">
            <text:p>Set maximum line length for non-comment lines to n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ts4</text:p>
          </table:table-cell>
          <table:table-cell table:style-name="ce70" office:value-type="string" calcext:value-type="string">
            <text:p>Set tab size to 4 spaces</text:p>
          </table:table-cell>
          <table:table-cell table:style-name="ce74" office:value-type="string" calcext:value-type="string">
            <text:p>4/8</text:p>
          </table:table-cell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i4</text:p>
          </table:table-cell>
          <table:table-cell table:style-name="ce70" office:value-type="string" calcext:value-type="string">
            <text:p>Set indentation level to n spaces</text:p>
          </table:table-cell>
          <table:table-cell table:style-name="ce65" office:value-type="string" calcext:value-type="string">
            <text:p>4/8</text:p>
          </table:table-cell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ip4</text:p>
          </table:table-cell>
          <table:table-cell table:style-name="ce70" office:value-type="string" calcext:value-type="string">
            <text:p>Indent parameter types in old-style function definitions by n spaces</text:p>
          </table:table-cell>
          <table:table-cell table:style-name="ce65" office:value-type="string" calcext:value-type="string">
            <text:p>4/8</text:p>
          </table:table-cell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di8</text:p>
          </table:table-cell>
          <table:table-cell table:style-name="ce70" office:value-type="string" calcext:value-type="string">
            <text:p>Put variables in column n</text:p>
          </table:table-cell>
          <table:table-cell table:style-name="ce74" office:value-type="string" calcext:value-type="string">
            <text:p>8/16</text:p>
          </table:table-cell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ci8</text:p>
          </table:table-cell>
          <table:table-cell table:style-name="ce70" office:value-type="string" calcext:value-type="string">
            <text:p>Continuation indent of n spaces</text:p>
          </table:table-cell>
          <table:table-cell table:style-name="ce65" office:value-type="string" calcext:value-type="string">
            <text:p>8/16</text:p>
          </table:table-cell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cli4</text:p>
          </table:table-cell>
          <table:table-cell table:style-name="ce70" office:value-type="string" calcext:value-type="string">
            <text:p>Case label indent of n spaces</text:p>
          </table:table-cell>
          <table:table-cell table:style-name="ce65" office:value-type="string" calcext:value-type="string">
            <text:p>4/8</text:p>
          </table:table-cell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lp</text:p>
          </table:table-cell>
          <table:table-cell table:style-name="ce70" office:value-type="string" calcext:value-type="string">
            <text:p>Do not line up continued lines at parenthese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psl</text:p>
          </table:table-cell>
          <table:table-cell table:style-name="ce70" office:value-type="string" calcext:value-type="string">
            <text:p>Put the type of a procedure on the line before its name</text:p>
          </table:table-cell>
          <table:table-cell table:style-name="ce65" office:value-type="string" calcext:value-type="string">
            <text:p>O</text:p>
          </table:table-cell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saf</text:p>
          </table:table-cell>
          <table:table-cell table:style-name="ce70" office:value-type="string" calcext:value-type="string">
            <text:p>Put a space after each for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sai</text:p>
          </table:table-cell>
          <table:table-cell table:style-name="ce70" office:value-type="string" calcext:value-type="string">
            <text:p>Put a space after each if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saw</text:p>
          </table:table-cell>
          <table:table-cell table:style-name="ce70" office:value-type="string" calcext:value-type="string">
            <text:p>Put a space after each while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sc</text:p>
          </table:table-cell>
          <table:table-cell table:style-name="ce70" office:value-type="string" calcext:value-type="string">
            <text:p>Do not put the `*´ character at the left of comment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sob</text:p>
          </table:table-cell>
          <table:table-cell table:style-name="ce70" office:value-type="string" calcext:value-type="string">
            <text:p>Swallow optional blank lines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pcs</text:p>
          </table:table-cell>
          <table:table-cell table:style-name="ce70" office:value-type="string" calcext:value-type="string">
            <text:p>Do not insert a space between the name of the procedure being called and the '('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prs</text:p>
          </table:table-cell>
          <table:table-cell table:style-name="ce70" office:value-type="string" calcext:value-type="string">
            <text:p>Do not put a space after every ´(´ and before every ´)´</text:p>
          </table:table-cell>
          <table:table-cell table:style-name="ce65"/>
          <table:table-cell table:style-name="ce67" table:number-columns-repeated="253"/>
        </table:table-row>
        <table:table-row table:style-name="ro4">
          <table:table-cell table:style-name="ce66" office:value-type="string" calcext:value-type="string">
            <text:p>-nbfda</text:p>
          </table:table-cell>
          <table:table-cell table:style-name="ce70" office:value-type="string" calcext:value-type="string">
            <text:p>Don´t put each argument in a function declaration on a separate line</text:p>
          </table:table-cell>
          <table:table-cell table:style-name="ce65"/>
          <table:table-cell table:style-name="ce67" table:number-columns-repeated="253"/>
        </table:table-row>
        <table:table-row table:style-name="ro3" table:number-rows-repeated="65438">
          <table:table-cell table:style-name="ce67"/>
          <table:table-cell table:style-name="ce72"/>
          <table:table-cell table:style-name="ce75"/>
          <table:table-cell table:style-name="ce67" table:number-columns-repeated="253"/>
        </table:table-row>
        <table:table-row table:style-name="ro3" table:number-rows-repeated="98303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ding Rules" table:style-name="ta1" table:print="false"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8" table:default-cell-style-name="ce29"/>
        <table:table-column table:style-name="co4" table:number-columns-repeated="251" table:default-cell-style-name="ce20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rief Description</text:p>
          </table:table-cell>
          <table:table-cell table:style-name="ce24" table:number-columns-repeated="2"/>
          <table:table-cell table:style-name="ce30" table:number-columns-repeated="251"/>
        </table:table-row>
        <table:table-row table:style-name="ro1">
          <table:table-cell table:style-name="ce2" office:value-type="string" table:number-columns-spanned="2" table:number-rows-spanned="1">
            <text:p>01. Preprocessor Rules (PRE)</text:p>
          </table:table-cell>
          <table:covered-table-cell table:style-name="ce9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style-name="ce30" table:number-columns-repeated="251"/>
        </table:table-row>
        <table:table-row table:style-name="ro2">
          <table:table-cell table:style-name="ce16" office:value-type="string">
            <text:p>PRE30-C</text:p>
          </table:table-cell>
          <table:table-cell table:style-name="ce21" office:value-type="string">
            <text:p><text:a xlink:href="https://www.securecoding.cert.org/confluence/display/seccode/PRE30-C.+Do+not+create+a+universal+character+name+through+concatenation">Do not create a universal character name through concatenation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RE30-C</text:p>
          </table:table-cell>
          <table:table-cell table:style-name="ce21" office:value-type="string">
            <text:p><text:a xlink:href="https://www.securecoding.cert.org/confluence/display/seccode/PRE31-C.+Never+invoke+an+unsafe+macro+with+arguments+containing+assignment%2C+increment%2C+decrement%2C+volatile+access%2C+or+function+call">Never invoke an unsafe macro with arguments containing assignment, increment, decrement, volatile access, or function call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8" office:value-type="string" table:number-columns-spanned="2" table:number-rows-spanned="1">
            <text:p>02. Declaration and Initialization (DCL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0-C</text:p>
          </table:table-cell>
          <table:table-cell table:style-name="ce21" office:value-type="string">
            <text:p><text:a xlink:href="https://www.securecoding.cert.org/confluence/display/seccode/DCL30-C.+Declare+objects+with+appropriate+storage+durations">Declare objects with appropriate storage durations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1-C</text:p>
          </table:table-cell>
          <table:table-cell table:style-name="ce21" office:value-type="string">
            <text:p><text:a xlink:href="https://www.securecoding.cert.org/confluence/display/seccode/DCL31-C.+Declare+identifiers+before+using+them">Declare identifiers before using them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2-C</text:p>
          </table:table-cell>
          <table:table-cell table:style-name="ce21" office:value-type="string">
            <text:p><text:a xlink:href="https://www.securecoding.cert.org/confluence/display/seccode/DCL32-C.+Guarantee+that+mutually+visible+identifiers+are+unique">Guarantee that mutually visible identifiers are unique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3-C</text:p>
          </table:table-cell>
          <table:table-cell table:style-name="ce21" office:value-type="string">
            <text:p><text:a xlink:href="https://www.securecoding.cert.org/confluence/display/seccode/DCL33-C.+Ensure+that+restrict-qualified+source+and+destination+pointers+in+function+arguments+do+not+reference+overlapping+objects">Ensure that restrict-qualified source and destination pointers in function arguments do not reference overlapping object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4-C</text:p>
          </table:table-cell>
          <table:table-cell table:style-name="ce21" office:value-type="string">
            <text:p><text:a xlink:href="https://www.securecoding.cert.org/confluence/display/seccode/DCL34-C.+Use+volatile+for+data+that+cannot+be+cached">Use volatile for data that cannot be cached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5-C</text:p>
          </table:table-cell>
          <table:table-cell table:style-name="ce21" office:value-type="string">
            <text:p><text:a xlink:href="https://www.securecoding.cert.org/confluence/display/seccode/DCL35-C.+Do+not+invoke+a+function+using+a+type+that+does+not+match+the+function+definition">Do not invoke a function using a type that does not match the function definition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6-C</text:p>
          </table:table-cell>
          <table:table-cell table:style-name="ce21" office:value-type="string">
            <text:p><text:a xlink:href="https://www.securecoding.cert.org/confluence/display/seccode/DCL36-C.+Do+not+declare+an+identifier+with+conflicting+linkage+classifications">Do not declare an identifier with conflicting linkage classifications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3. Expressions (EXP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0-C</text:p>
          </table:table-cell>
          <table:table-cell table:style-name="ce21" office:value-type="string">
            <text:p><text:a xlink:href="https://www.securecoding.cert.org/confluence/display/seccode/EXP30-C.+Do+not+depend+on+order+of+evaluation+between+sequence+points">Do not depend on order of evaluation between sequence points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1-C</text:p>
          </table:table-cell>
          <table:table-cell table:style-name="ce21" office:value-type="string">
            <text:p><text:a xlink:href="https://www.securecoding.cert.org/confluence/display/seccode/EXP31-C.+Avoid+side+effects+in+assertions">Avoid side effects in assertions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2-C</text:p>
          </table:table-cell>
          <table:table-cell table:style-name="ce21" office:value-type="string">
            <text:p><text:a xlink:href="https://www.securecoding.cert.org/confluence/display/seccode/EXP32-C.+Do+not+cast+away+a+volatile+qualification">Do not cast away a volatile qualification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3-C</text:p>
          </table:table-cell>
          <table:table-cell table:style-name="ce21" office:value-type="string">
            <text:p><text:a xlink:href="https://www.securecoding.cert.org/confluence/display/seccode/EXP33-C.+Do+not+reference+uninitialized+memory">Do not reference uninitialized memory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4-C</text:p>
          </table:table-cell>
          <table:table-cell table:style-name="ce21" office:value-type="string">
            <text:p><text:a xlink:href="https://www.securecoding.cert.org/confluence/display/seccode/EXP34-C.+Ensure+a+null+pointer+is+not+dereferenced">Ensure a null pointer is not dereferenced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5-C</text:p>
          </table:table-cell>
          <table:table-cell table:style-name="ce21" office:value-type="string">
            <text:p><text:a xlink:href="https://www.securecoding.cert.org/confluence/display/seccode/EXP35-C.+Do+not+access+or+modify+an+array+in+the+result+of+a+function+call+after+a+subsequent+sequence+point">Do not access or modify an array in the result of a function call after a subsequent sequence point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6-C</text:p>
          </table:table-cell>
          <table:table-cell table:style-name="ce21" office:value-type="string">
            <text:p><text:a xlink:href="https://www.securecoding.cert.org/confluence/display/seccode/EXP36-C.+Do+not+convert+pointers+into+more+strictly+aligned+pointer+types">Do not convert pointers into more strictly aligned pointer type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7-C</text:p>
          </table:table-cell>
          <table:table-cell table:style-name="ce21" office:value-type="string">
            <text:p><text:a xlink:href="https://www.securecoding.cert.org/confluence/display/seccode/EXP37-C.+Call+functions+with+the+arguments+intended+by+the+API">Call functions with the arguments intended by the API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8-C</text:p>
          </table:table-cell>
          <table:table-cell table:style-name="ce21" office:value-type="string">
            <text:p><text:a xlink:href="https://www.securecoding.cert.org/confluence/display/seccode/EXP38-C.+Do+not+call+offsetof%28%29+on+bit-field+members+or+invalid+types">Do not call offsetof() on bit-field members or invalid types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4. Integers (INT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0-C</text:p>
          </table:table-cell>
          <table:table-cell table:style-name="ce21" office:value-type="string">
            <text:p><text:a xlink:href="https://www.securecoding.cert.org/confluence/display/seccode/INT30-C.+Ensure+that+unsigned+integer+operations+do+not+wrap">Ensure that unsigned integer operations do not wrap</text:a> 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1-C</text:p>
          </table:table-cell>
          <table:table-cell table:style-name="ce21" office:value-type="string">
            <text:p><text:a xlink:href="https://www.securecoding.cert.org/confluence/display/seccode/INT31-C.+Ensure+that+integer+conversions+do+not+result+in+lost+or+misinterpreted+data">Ensure that integer conversions do not result in lost or misinterpreted data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2-C</text:p>
          </table:table-cell>
          <table:table-cell table:style-name="ce21" office:value-type="string">
            <text:p><text:a xlink:href="https://www.securecoding.cert.org/confluence/display/seccode/INT32-C.+Ensure+that+operations+on+signed+integers+do+not+result+in+overflow">Ensure that operations on signed integers do not result in overflow</text:a> 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3-C</text:p>
          </table:table-cell>
          <table:table-cell table:style-name="ce21" office:value-type="string">
            <text:p><text:a xlink:href="https://www.securecoding.cert.org/confluence/display/seccode/INT33-C.+Ensure+that+division+and+modulo+operations+do+not+result+in+divide-by-zero+errors">Ensure that division and modulo operations do not result in divide-by-zero errors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4-C</text:p>
          </table:table-cell>
          <table:table-cell table:style-name="ce21" office:value-type="string">
            <text:p><text:a xlink:href="https://www.securecoding.cert.org/confluence/display/seccode/INT34-C.+Do+not+shift+a+negative+number+of+bits+or+more+bits+than+exist+in+the+operand">Do not shift a negative number of bits or more bits than exist in the operand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5-C</text:p>
          </table:table-cell>
          <table:table-cell table:style-name="ce21" office:value-type="string">
            <text:p><text:a xlink:href="https://www.securecoding.cert.org/confluence/display/seccode/INT35-C.+Evaluate+integer+expressions+in+a+larger+size+before+comparing+or+assigning+to+that+size">Evaluate integer expressions in a larger size before comparing or assigning to that size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5. Floating Point (FLP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0-C</text:p>
          </table:table-cell>
          <table:table-cell table:style-name="ce21" office:value-type="string">
            <text:p><text:a xlink:href="https://www.securecoding.cert.org/confluence/display/seccode/FLP30-C.+Do+not+use+floating+point+variables+as+loop+counters">Do not use floating point variables as loop counters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1-C</text:p>
          </table:table-cell>
          <table:table-cell table:style-name="ce21" office:value-type="string">
            <text:p><text:a xlink:href="https://www.securecoding.cert.org/confluence/display/seccode/FLP31-C.+Do+not+call+functions+expecting+real+values+with+complex+values">Do not call functions expecting real values with complex value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2-C</text:p>
          </table:table-cell>
          <table:table-cell table:style-name="ce21" office:value-type="string">
            <text:p><text:a xlink:href="https://www.securecoding.cert.org/confluence/display/seccode/FLP32-C.+Prevent+or+detect+domain+and+range+errors+in+math+functions">Prevent or detect domain and range errors in math functions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3-C</text:p>
          </table:table-cell>
          <table:table-cell table:style-name="ce21" office:value-type="string">
            <text:p><text:a xlink:href="https://www.securecoding.cert.org/confluence/display/seccode/FLP33-C.+Convert+integers+to+floating+point+for+floating+point+operations">Convert integers to floating point for floating point operations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4-C</text:p>
          </table:table-cell>
          <table:table-cell table:style-name="ce21" office:value-type="string">
            <text:p><text:a xlink:href="https://www.securecoding.cert.org/confluence/display/seccode/FLP34-C.+Ensure+that+floating+point+conversions+are+within+range+of+the+new+type">Ensure that floating point conversions are within range of the new type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6. Arrays (ARR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0-C</text:p>
          </table:table-cell>
          <table:table-cell table:style-name="ce21" office:value-type="string">
            <text:p><text:a xlink:href="https://www.securecoding.cert.org/confluence/display/seccode/ARR30-C.+Guarantee+that+array+indices+are+within+the+valid+range">Guarantee that array indices are within the valid range</text:a> 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1-C</text:p>
          </table:table-cell>
          <table:table-cell table:style-name="ce21" office:value-type="string">
            <text:p><text:a xlink:href="https://www.securecoding.cert.org/confluence/display/seccode/ARR31-C.+Use+consistent+array+notation+across+all+source+files">Use consistent array notation across all source files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2-C</text:p>
          </table:table-cell>
          <table:table-cell table:style-name="ce21" office:value-type="string">
            <text:p><text:a xlink:href="https://www.securecoding.cert.org/confluence/display/seccode/ARR32-C.+Ensure+size+arguments+for+variable+length+arrays+are+in+a+valid+range">Ensure size arguments for variable length arrays are in a valid range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3-C</text:p>
          </table:table-cell>
          <table:table-cell table:style-name="ce21" office:value-type="string">
            <text:p><text:a xlink:href="https://www.securecoding.cert.org/confluence/display/seccode/ARR33-C.+Guarantee+that+copies+are+made+into+storage+of+sufficient+size">Guarantee that copies are made into storage of sufficient size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4-C</text:p>
          </table:table-cell>
          <table:table-cell table:style-name="ce21" office:value-type="string">
            <text:p><text:a xlink:href="https://www.securecoding.cert.org/confluence/display/seccode/ARR34-C.+Ensure+that+array+types+in+expressions+are+compatible">Ensure that array types in expressions are compatible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5-C</text:p>
          </table:table-cell>
          <table:table-cell table:style-name="ce21" office:value-type="string">
            <text:p><text:a xlink:href="https://www.securecoding.cert.org/confluence/display/seccode/ARR35-C.+Do+not+allow+loops+to+iterate+beyond+the+end+of+an+array">Do not allow loops to iterate beyond the end of an arra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6-C</text:p>
          </table:table-cell>
          <table:table-cell table:style-name="ce21" office:value-type="string">
            <text:p><text:a xlink:href="https://www.securecoding.cert.org/confluence/display/seccode/ARR36-C.+Do+not+subtract+or+compare+two+pointers+that+do+not+refer+to+the+same+array">Do not subtract or compare two pointers that do not refer to the same array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7-C</text:p>
          </table:table-cell>
          <table:table-cell table:style-name="ce21" office:value-type="string">
            <text:p><text:a xlink:href="https://www.securecoding.cert.org/confluence/display/seccode/ARR37-C.+Do+not+add+or+subtract+an+integer+to+a+pointer+to+a+non-array+object">Do not add or subtract an integer to a pointer to a non-array object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8-C</text:p>
          </table:table-cell>
          <table:table-cell table:style-name="ce21" office:value-type="string">
            <text:p><text:a xlink:href="https://www.securecoding.cert.org/confluence/display/seccode/ARR38-C.+Do+not+add+or+subtract+an+integer+to+a+pointer+if+the+resulting+value+does+not+refer+to+a+valid+array+element">Do not add or subtract an integer to a pointer if the resulting value does not refer to a valid array element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7. Characters and Strings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0-C</text:p>
          </table:table-cell>
          <table:table-cell table:style-name="ce21" office:value-type="string">
            <text:p><text:a xlink:href="https://www.securecoding.cert.org/confluence/display/seccode/STR30-C.+Do+not+attempt+to+modify+string+literals">Do not attempt to modify string literals</text:a> 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1-C</text:p>
          </table:table-cell>
          <table:table-cell table:style-name="ce21" office:value-type="string">
            <text:p><text:a xlink:href="https://www.securecoding.cert.org/confluence/display/seccode/STR31-C.+Guarantee+that+storage+for+strings+has+sufficient+space+for+character+data+and+the+null+terminator">Guarantee that storage for strings has sufficient space for character data and the null terminator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2-C</text:p>
          </table:table-cell>
          <table:table-cell table:style-name="ce21" office:value-type="string">
            <text:p><text:a xlink:href="https://www.securecoding.cert.org/confluence/display/seccode/STR32-C.+Null-terminate+byte+strings+as+required">Null-terminate byte strings as required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3-C</text:p>
          </table:table-cell>
          <table:table-cell table:style-name="ce21" office:value-type="string">
            <text:p><text:a xlink:href="https://www.securecoding.cert.org/confluence/display/seccode/STR33-C.+Size+wide+character+strings+correctly">Size wide character strings correctl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4-C</text:p>
          </table:table-cell>
          <table:table-cell table:style-name="ce21" office:value-type="string">
            <text:p><text:a xlink:href="https://www.securecoding.cert.org/confluence/display/seccode/STR34-C.+Cast+characters+to+unsigned+types+before+converting+to+larger+integer+sizes">Cast characters to unsigned types before converting to larger integer sizes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5-C</text:p>
          </table:table-cell>
          <table:table-cell table:style-name="ce21" office:value-type="string">
            <text:p><text:a xlink:href="https://www.securecoding.cert.org/confluence/display/seccode/STR35-C.+Do+not+copy+data+from+an+unbounded+source+to+a+fixed-length+array">Do not copy data from an unbounded source to a fixed-length arra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6-C</text:p>
          </table:table-cell>
          <table:table-cell table:style-name="ce21" office:value-type="string">
            <text:p><text:a xlink:href="https://www.securecoding.cert.org/confluence/display/seccode/STR36-C.+Do+not+specify+the+bound+of+a+character+array+initialized+with+a+string+literal">Do not specify the bound of a character array initialized with a string literal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7-C</text:p>
          </table:table-cell>
          <table:table-cell table:style-name="ce21" office:value-type="string">
            <text:p><text:a xlink:href="https://www.securecoding.cert.org/confluence/display/seccode/STR37-C.+Arguments+to+character+handling+functions+must+be+representable+as+an+unsigned+char">Arguments to character handling functions must be representable as an unsigned char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8. Memory (MEM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0-C</text:p>
          </table:table-cell>
          <table:table-cell table:style-name="ce21" office:value-type="string">
            <text:p><text:a xlink:href="https://www.securecoding.cert.org/confluence/display/seccode/MEM30-C.+Do+not+access+freed+memory">Do not access freed memor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1-C</text:p>
          </table:table-cell>
          <table:table-cell table:style-name="ce21" office:value-type="string">
            <text:p><text:a xlink:href="https://www.securecoding.cert.org/confluence/display/seccode/MEM31-C.+Free+dynamically+allocated+memory+exactly+once">Free dynamically allocated memory exactly once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2-C</text:p>
          </table:table-cell>
          <table:table-cell table:style-name="ce21" office:value-type="string">
            <text:p><text:a xlink:href="https://www.securecoding.cert.org/confluence/display/seccode/MEM32-C.+Detect+and+handle+memory+allocation+errors">Detect and handle memory allocation errors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3-C</text:p>
          </table:table-cell>
          <table:table-cell table:style-name="ce21" office:value-type="string">
            <text:p><text:a xlink:href="https://www.securecoding.cert.org/confluence/display/seccode/MEM33-C.+Use+the+correct+syntax+for+flexible+array+members">Use the correct syntax for flexible array members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4-C</text:p>
          </table:table-cell>
          <table:table-cell table:style-name="ce21" office:value-type="string">
            <text:p><text:a xlink:href="https://www.securecoding.cert.org/confluence/display/seccode/MEM34-C.+Only+free+memory+allocated+dynamically">Only free memory allocated dynamicall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5-C</text:p>
          </table:table-cell>
          <table:table-cell table:style-name="ce21" office:value-type="string">
            <text:p><text:a xlink:href="https://www.securecoding.cert.org/confluence/display/seccode/MEM35-C.+Allocate+sufficient+memory+for+an+object">Allocate sufficient memory for an object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9. Input Output (FIO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0-C</text:p>
          </table:table-cell>
          <table:table-cell table:style-name="ce21" office:value-type="string">
            <text:p><text:a xlink:href="https://www.securecoding.cert.org/confluence/display/seccode/FIO30-C.+Exclude+user+input+from+format+strings">Exclude user input from format strings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1-C</text:p>
          </table:table-cell>
          <table:table-cell table:style-name="ce21" office:value-type="string">
            <text:p><text:a xlink:href="https://www.securecoding.cert.org/confluence/display/seccode/FIO31-C.+Do+not+simultaneously+open+the+same+file+multiple+times">Do not simultaneously open the same file multiple time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2-C</text:p>
          </table:table-cell>
          <table:table-cell table:style-name="ce21" office:value-type="string">
            <text:p><text:a xlink:href="https://www.securecoding.cert.org/confluence/display/seccode/FIO32-C.+Do+not+perform+operations+on+devices+that+are+only+appropriate+for+files">Do not perform operations on devices that are only appropriate for file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3-C</text:p>
          </table:table-cell>
          <table:table-cell table:style-name="ce21" office:value-type="string">
            <text:p><text:a xlink:href="https://www.securecoding.cert.org/confluence/display/seccode/FIO33-C.+Detect+and+handle+input+output+errors+resulting+in+undefined+behavior">Detect and handle input output errors resulting in undefined behavior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4-C</text:p>
          </table:table-cell>
          <table:table-cell table:style-name="ce21" office:value-type="string">
            <text:p><text:a xlink:href="https://www.securecoding.cert.org/confluence/display/seccode/FIO34-C.+Use+int+to+capture+the+return+value+of+character+IO+functions">Use int to capture the return value of character IO functions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5-C</text:p>
          </table:table-cell>
          <table:table-cell table:style-name="ce21" office:value-type="string">
            <text:p><text:a xlink:href="https://www.securecoding.cert.org/confluence/display/seccode/FIO35-C.+Use+feof%28%29+and+ferror%28%29+to+detect+end-of-file+and+file+errors+when+sizeof%28int%29+%3D%3D+sizeof%28char%29">Use feof() and ferror() to detect end-of-file and file errors when sizeof(int) == sizeof(char)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6-C</text:p>
          </table:table-cell>
          <table:table-cell table:style-name="ce21" office:value-type="string">
            <text:p><text:a xlink:href="https://www.securecoding.cert.org/confluence/display/seccode/FIO36-C.+Do+not+assume+a+newline+character+is+read+when+using+fgets%28%29">Do not assume a newline character is read when using fgets()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7-C</text:p>
          </table:table-cell>
          <table:table-cell table:style-name="ce21" office:value-type="string">
            <text:p><text:a xlink:href="https://www.securecoding.cert.org/confluence/display/seccode/FIO37-C.+Don%27t+assume+character+data+has+been+read">Don't assume character data has been read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8-C</text:p>
          </table:table-cell>
          <table:table-cell table:style-name="ce21" office:value-type="string">
            <text:p><text:a xlink:href="https://www.securecoding.cert.org/confluence/display/seccode/FIO38-C.+Do+not+use+a+copy+of+a+FILE+object+for+input+and+output">Do not use a copy of a FILE object for input and output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9-C</text:p>
          </table:table-cell>
          <table:table-cell table:style-name="ce21" office:value-type="string">
            <text:p><text:a xlink:href="https://www.securecoding.cert.org/confluence/display/seccode/FIO39-C.+Do+not+alternately+input+and+output+from+a+stream+without+an+intervening+flush+or+positioning+call">Do not alternately input and output from a stream without an intervening flush or positioning call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0-C</text:p>
          </table:table-cell>
          <table:table-cell table:style-name="ce21" office:value-type="string">
            <text:p><text:a xlink:href="https://www.securecoding.cert.org/confluence/display/seccode/FIO40-C.+Reset+strings+on+fgets%28%29+failure">Reset strings on fgets() failure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1-C</text:p>
          </table:table-cell>
          <table:table-cell table:style-name="ce21" office:value-type="string">
            <text:p><text:a xlink:href="https://www.securecoding.cert.org/confluence/display/seccode/FIO41-C.+Do+not+call+getc%28%29+or+putc%28%29+with+stream+arguments+that+have+side+effects">Do not call getc() or putc() with stream arguments that have side effects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2-C</text:p>
          </table:table-cell>
          <table:table-cell table:style-name="ce21" office:value-type="string">
            <text:p><text:a xlink:href="https://www.securecoding.cert.org/confluence/display/seccode/FIO42-C.+Ensure+files+are+properly+closed+when+they+are+no+longer+needed">Ensure files are properly closed when they are no longer needed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3-C</text:p>
          </table:table-cell>
          <table:table-cell table:style-name="ce21" office:value-type="string">
            <text:p><text:a xlink:href="https://www.securecoding.cert.org/confluence/display/seccode/FIO43-C.+Do+not+create+temporary+files+in+shared+directories">Do not create temporary files in shared directories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4-C</text:p>
          </table:table-cell>
          <table:table-cell table:style-name="ce21" office:value-type="string">
            <text:p><text:a xlink:href="https://www.securecoding.cert.org/confluence/display/seccode/FIO44-C.+Only+use+values+for+fsetpos%28%29+that+are+returned+from+fgetpos%28%29">Only use values for fsetpos() that are returned from fgetpos()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10. Environment (ENV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NV30-C</text:p>
          </table:table-cell>
          <table:table-cell table:style-name="ce21" office:value-type="string">
            <text:p><text:a xlink:href="https://www.securecoding.cert.org/confluence/display/seccode/ENV30-C.+Do+not+modify+the+string+returned+by+getenv%28%29">Do not modify the string returned by getenv()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NV31-C</text:p>
          </table:table-cell>
          <table:table-cell table:style-name="ce21" office:value-type="string">
            <text:p><text:a xlink:href="https://www.securecoding.cert.org/confluence/display/seccode/ENV31-C.+Do+not+rely+on+an+environment+pointer+following+an+operation+that+may+invalidate+it">Do not rely on an environment pointer following an operation that may invalidate it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NV32-C</text:p>
          </table:table-cell>
          <table:table-cell table:style-name="ce21" office:value-type="string">
            <text:p><text:a xlink:href="https://www.securecoding.cert.org/confluence/display/seccode/ENV32-C.+All+atexit+handlers+must+return+normally">All atexit handlers must return normally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11. Signals (SIG)</text:p>
          </table:table-cell>
          <table:covered-table-cell table:style-name="ce23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0-C</text:p>
          </table:table-cell>
          <table:table-cell table:style-name="ce21" office:value-type="string">
            <text:p><text:a xlink:href="https://www.securecoding.cert.org/confluence/display/seccode/SIG30-C.+Call+only+asynchronous-safe+functions+within+signal+handlers">Call only asynchronous-safe functions within signal handlers</text:a>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1-C</text:p>
          </table:table-cell>
          <table:table-cell table:style-name="ce21" office:value-type="string">
            <text:p><text:a xlink:href="https://www.securecoding.cert.org/confluence/display/seccode/SIG31-C.+Do+not+access+or+modify+shared+objects+in+signal+handlers">Do not access or modify shared objects in signal handlers</text:a>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2-C</text:p>
          </table:table-cell>
          <table:table-cell table:style-name="ce21" office:value-type="string">
            <text:p><text:a xlink:href="https://www.securecoding.cert.org/confluence/display/seccode/SIG32-C.+Do+not+call+longjmp%28%29+from+inside+a+signal+handler">Do not call longjmp() from inside a signal handler</text:a>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3-C</text:p>
          </table:table-cell>
          <table:table-cell table:style-name="ce21" office:value-type="string">
            <text:p><text:a xlink:href="https://www.securecoding.cert.org/confluence/display/seccode/SIG33-C.+Do+not+recursively+invoke+the+raise%28%29+function">Do not recursively invoke the raise() function</text:a>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4-C</text:p>
          </table:table-cell>
          <table:table-cell table:style-name="ce21" office:value-type="string">
            <text:p><text:a xlink:href="https://www.securecoding.cert.org/confluence/display/seccode/SIG34-C.+Do+not+call+signal%28%29+from+within+interruptible+signal+handlers">Do not call signal() from within interruptible signal handlers</text:a>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1">
          <table:table-cell table:style-name="ce16"/>
          <table:table-cell table:style-name="ce21"/>
          <table:table-cell table:style-name="ce25" table:number-columns-repeated="2"/>
          <table:table-cell table:style-name="ce31" table:number-columns-repeated="251"/>
        </table:table-row>
        <table:table-row table:style-name="ro1">
          <table:table-cell table:style-name="ce19" office:value-type="string" table:number-columns-spanned="2" table:number-rows-spanned="1">
            <text:p>12. Error Handling (ERR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ERR30-C</text:p>
          </table:table-cell>
          <table:table-cell table:style-name="ce21" office:value-type="string">
            <text:p><text:a xlink:href="https://www.securecoding.cert.org/confluence/display/seccode/ERR30-C.+Set+errno+to+zero+before+calling+a+function%2C+and+use+it+only+after+the+function+returns+a+value+indicating+failure">Set errno to zero before calling a function, and use it only after the function returns a value indicating failure</text:a>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ERR31-C</text:p>
          </table:table-cell>
          <table:table-cell table:style-name="ce21" office:value-type="string">
            <text:p><text:a xlink:href="https://www.securecoding.cert.org/confluence/display/seccode/ERR31-C.+Don%27t+redefine+errno">Don't redefine errno</text:a>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ERR32-C</text:p>
          </table:table-cell>
          <table:table-cell table:style-name="ce21" office:value-type="string">
            <text:p><text:a xlink:href="https://www.securecoding.cert.org/confluence/display/seccode/ERR32-C.+Do+not+rely+on+indeterminate+values+of+errno">Do not rely on indeterminate values of errno</text:a>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style-name="ce31" table:number-columns-repeated="251"/>
        </table:table-row>
        <table:table-row table:style-name="ro1">
          <table:table-cell table:style-name="ce18" office:value-type="string" table:number-columns-spanned="2" table:number-rows-spanned="1">
            <text:p>13. Miscellaneous (MSC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MSC30-C</text:p>
          </table:table-cell>
          <table:table-cell table:style-name="ce21" office:value-type="string">
            <text:p><text:a xlink:href="https://www.securecoding.cert.org/confluence/display/seccode/MSC30-C.+Do+not+use+the+rand%28%29+function+for+generating+pseudorandom+numbers">Do not use the rand() function for generating pseudorandom numbers</text:a>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MSC31-C</text:p>
          </table:table-cell>
          <table:table-cell table:style-name="ce21" office:value-type="string">
            <text:p><text:a xlink:href="https://www.securecoding.cert.org/confluence/display/seccode/MSC31-C.+Ensure+that+return+values+are+compared+against+the+proper+type">Ensure that return values are compared against the proper type</text:a>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8" office:value-type="string" table:number-columns-spanned="2" table:number-rows-spanned="1">
            <text:p>50. POSIX (POS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0-C</text:p>
          </table:table-cell>
          <table:table-cell table:style-name="ce21" office:value-type="string">
            <text:p><text:a xlink:href="https://www.securecoding.cert.org/confluence/display/seccode/POS30-C.+Use+the+readlink%28%29+function+properly">Use the readlink() function properly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1-C</text:p>
          </table:table-cell>
          <table:table-cell table:style-name="ce21" office:value-type="string">
            <text:p><text:a xlink:href="https://www.securecoding.cert.org/confluence/display/seccode/POS31-C.+Do+not+unlock+or+destroy+another+thread%27s+mutex">Do not unlock or destroy another thread's mutex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2-C</text:p>
          </table:table-cell>
          <table:table-cell table:style-name="ce21" office:value-type="string">
            <text:p><text:a xlink:href="https://www.securecoding.cert.org/confluence/display/seccode/POS32-C.+When+data+must+be+accessed+by+multiple+threads,+provide+a+mutex+and+guarantee+no+adjacent+data+is+also+accessed.">When data must be accessed by multiple threads, provide a mutex and guarantee no adjacent data is also accessed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3-C</text:p>
          </table:table-cell>
          <table:table-cell table:style-name="ce21" office:value-type="string">
            <text:p><text:a xlink:href="https://www.securecoding.cert.org/confluence/display/seccode/POS33-C.+Do+not+use+vfork%28%29">Do not use vfork()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4-C</text:p>
          </table:table-cell>
          <table:table-cell table:style-name="ce21" office:value-type="string">
            <text:p><text:a xlink:href="https://www.securecoding.cert.org/confluence/display/seccode/POS34-C.+Do+not+call+putenv%28%29+with+a+pointer+to+an+automatic+variable+as+the+argument">Do not call putenv() with a pointer to an automatic variable as the argument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5-C</text:p>
          </table:table-cell>
          <table:table-cell table:style-name="ce21" office:value-type="string">
            <text:p><text:a xlink:href="https://www.securecoding.cert.org/confluence/display/seccode/POS35-C.+Avoid+race+conditions+while+checking+for+the+existence+of+a+symbolic+link">Avoid race conditions while checking for the existence of a symbolic link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6-C</text:p>
          </table:table-cell>
          <table:table-cell table:style-name="ce21" office:value-type="string">
            <text:p><text:a xlink:href="https://www.securecoding.cert.org/confluence/display/seccode/POS36-C.+Observe+correct+revocation+order+while+relinquishing+privileges">Observe correct revocation order while relinquishing privileges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7-C</text:p>
          </table:table-cell>
          <table:table-cell table:style-name="ce21" office:value-type="string">
            <text:p><text:a xlink:href="https://www.securecoding.cert.org/confluence/display/seccode/POS37-C.+Ensure+that+privilege+relinquishment+is+successful">Ensure that privilege relinquishment is successful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1" table:number-rows-repeated="654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Coding Recommendations" table:style-name="ta1" table:print="false">
        <table:table-column table:style-name="co9" table:default-cell-style-name="ce37"/>
        <table:table-column table:style-name="co10" table:default-cell-style-name="ce43"/>
        <table:table-column table:style-name="co7" table:default-cell-style-name="ce50"/>
        <table:table-column table:style-name="co8" table:default-cell-style-name="ce50"/>
        <table:table-column table:style-name="co4" table:number-columns-repeated="252" table:default-cell-style-name="ce37"/>
        <table:table-row table:style-name="ro1">
          <table:table-cell table:style-name="ce32" office:value-type="string">
            <text:p>ID</text:p>
          </table:table-cell>
          <table:table-cell table:style-name="ce38" office:value-type="string">
            <text:p>Brief Description</text:p>
          </table:table-cell>
          <table:table-cell table:style-name="ce44" table:number-columns-repeated="2"/>
          <table:table-cell table:style-name="ce50" table:number-columns-repeated="252"/>
        </table:table-row>
        <table:table-row table:style-name="ro1">
          <table:table-cell table:style-name="ce33" office:value-type="string" table:number-columns-spanned="2" table:number-rows-spanned="1">
            <text:p>01. Preprocessor Recommendations (PRE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4" office:value-type="string">
            <text:p>PRE00-C</text:p>
          </table:table-cell>
          <table:table-cell table:style-name="ce40" office:value-type="string">
            <text:p><text:a xlink:href="https://www.securecoding.cert.org/confluence/display/seccode/PRE00-C.+Prefer+inline+or+static+functions+to+function-like+macros">Prefer inline or static functions to function-like macro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1-C</text:p>
          </table:table-cell>
          <table:table-cell table:style-name="ce40" office:value-type="string">
            <text:p><text:a xlink:href="https://www.securecoding.cert.org/confluence/display/seccode/PRE01-C.+Use+parentheses+within+macros+around+parameter+names">Use parentheses within macros around parameter names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2-C</text:p>
          </table:table-cell>
          <table:table-cell table:style-name="ce40" office:value-type="string">
            <text:p><text:a xlink:href="https://www.securecoding.cert.org/confluence/display/seccode/PRE02-C.+Macro+replacement+lists+should+be+parenthesized">Macro replacement lists should be parenthesized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3-C</text:p>
          </table:table-cell>
          <table:table-cell table:style-name="ce40" office:value-type="string">
            <text:p><text:a xlink:href="https://www.securecoding.cert.org/confluence/display/seccode/PRE03-C.+Prefer+typedefs+to+defines+for+encoding+types">Prefer typedefs to defines for encoding type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4-C</text:p>
          </table:table-cell>
          <table:table-cell table:style-name="ce40" office:value-type="string">
            <text:p><text:a xlink:href="https://www.securecoding.cert.org/confluence/display/seccode/PRE04-C.+Do+not+reuse+a+standard+header+file+name">Do not reuse a standard header file name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5-C</text:p>
          </table:table-cell>
          <table:table-cell table:style-name="ce40" office:value-type="string">
            <text:p><text:a xlink:href="https://www.securecoding.cert.org/confluence/display/seccode/PRE05-C.+Understand+macro+replacement+when+concatenating+tokens+or+performing+stringification">Understand macro replacement when concatenating tokens or performing stringification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6-C</text:p>
          </table:table-cell>
          <table:table-cell table:style-name="ce40" office:value-type="string">
            <text:p><text:a xlink:href="https://www.securecoding.cert.org/confluence/display/seccode/PRE06-C.+Enclose+header+files+in+an+inclusion+guard">Enclose header files in an inclusion guard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7-C</text:p>
          </table:table-cell>
          <table:table-cell table:style-name="ce40" office:value-type="string">
            <text:p><text:a xlink:href="https://www.securecoding.cert.org/confluence/display/seccode/PRE07-C.+Avoid+using+repeated+question+marks">Avoid using repeated question mark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8-C</text:p>
          </table:table-cell>
          <table:table-cell table:style-name="ce40" office:value-type="string">
            <text:p><text:a xlink:href="https://www.securecoding.cert.org/confluence/display/seccode/PRE08-C.+Guarantee+that+header+file+names+are+unique">Guarantee that header file names are unique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9-C</text:p>
          </table:table-cell>
          <table:table-cell table:style-name="ce40" office:value-type="string">
            <text:p><text:a xlink:href="https://www.securecoding.cert.org/confluence/display/seccode/PRE09-C.+Do+not+replace+secure+functions+with+less+secure+functions">Do not replace secure functions with less secure functions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10-C</text:p>
          </table:table-cell>
          <table:table-cell table:style-name="ce40" office:value-type="string">
            <text:p><text:a xlink:href="https://www.securecoding.cert.org/confluence/display/seccode/PRE10-C.+Wrap+multi-statement+macros+in+a+do-while+loop">Wrap multi-statement macros in a do-while loop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2. Declaration and Initialization (DCL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0-C</text:p>
          </table:table-cell>
          <table:table-cell table:style-name="ce40" office:value-type="string">
            <text:p><text:a xlink:href="https://www.securecoding.cert.org/confluence/display/seccode/DCL00-C.+Const-qualify+immutable+objects">Const-qualify immutable objects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1-C</text:p>
          </table:table-cell>
          <table:table-cell table:style-name="ce40" office:value-type="string">
            <text:p><text:a xlink:href="https://www.securecoding.cert.org/confluence/display/seccode/DCL01-C.+Do+not+reuse+variable+names+in+subscopes">Do not reuse variable names in subscope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2-C</text:p>
          </table:table-cell>
          <table:table-cell table:style-name="ce40" office:value-type="string">
            <text:p><text:a xlink:href="https://www.securecoding.cert.org/confluence/display/seccode/DCL02-C.+Use+visually+distinct+identifiers">Use visually distinct identifier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3-C</text:p>
          </table:table-cell>
          <table:table-cell table:style-name="ce40" office:value-type="string">
            <text:p><text:a xlink:href="https://www.securecoding.cert.org/confluence/display/seccode/DCL03-C.+Use+a+static+assertion+to+test+the+value+of+a+constant+expression">Use a static assertion to test the value of a constant expression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4-C</text:p>
          </table:table-cell>
          <table:table-cell table:style-name="ce40" office:value-type="string">
            <text:p><text:a xlink:href="https://www.securecoding.cert.org/confluence/display/seccode/DCL04-C.+Do+not+declare+more+than+one+variable+per+declaration">Do not declare more than one variable per declaration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5-C</text:p>
          </table:table-cell>
          <table:table-cell table:style-name="ce40" office:value-type="string">
            <text:p><text:a xlink:href="https://www.securecoding.cert.org/confluence/display/seccode/DCL05-C.+Use+typedefs+to+improve+code+readability">Use typedefs to improve code readability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6-C</text:p>
          </table:table-cell>
          <table:table-cell table:style-name="ce40" office:value-type="string">
            <text:p><text:a xlink:href="https://www.securecoding.cert.org/confluence/display/seccode/DCL06-C.+Use+meaningful+symbolic+constants+to+represent+literal+values+in+program+logic">Use meaningful symbolic constants to represent literal values in program logic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7-C</text:p>
          </table:table-cell>
          <table:table-cell table:style-name="ce40" office:value-type="string">
            <text:p><text:a xlink:href="https://www.securecoding.cert.org/confluence/display/seccode/DCL07-C.+Include+the+appropriate+type+information+in+function+declarators">Include the appropriate type information in function declarators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8-C</text:p>
          </table:table-cell>
          <table:table-cell table:style-name="ce40" office:value-type="string">
            <text:p><text:a xlink:href="https://www.securecoding.cert.org/confluence/display/seccode/DCL08-C.+Properly+encode+relationships+in+constant+definitions">Properly encode relationships in constant definitions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9-C</text:p>
          </table:table-cell>
          <table:table-cell table:style-name="ce40" office:value-type="string">
            <text:p><text:a xlink:href="https://www.securecoding.cert.org/confluence/display/seccode/DCL09-C.+Declare+functions+that+return+an+errno+error+code+with+a+return+type+of+errno_t">Declare functions that return an errno error code with a return type of errno_t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0-C</text:p>
          </table:table-cell>
          <table:table-cell table:style-name="ce40" office:value-type="string">
            <text:p><text:a xlink:href="https://www.securecoding.cert.org/confluence/display/seccode/DCL10-C.+Maintain+the+contract+between+the+writer+and+caller+of+variadic+functions">Maintain the contract between the writer and caller of variadic function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1-C</text:p>
          </table:table-cell>
          <table:table-cell table:style-name="ce40" office:value-type="string">
            <text:p><text:a xlink:href="https://www.securecoding.cert.org/confluence/display/seccode/DCL11-C.+Ensure+type+consistency+when+using+variadic+functions">Ensure type consistency when using variadic function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2-C</text:p>
          </table:table-cell>
          <table:table-cell table:style-name="ce40" office:value-type="string">
            <text:p><text:a xlink:href="https://www.securecoding.cert.org/confluence/display/seccode/DCL12-C.+Implement+abstract+data+types+using+opaque+types">Implement abstract data types using opaque types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3-C</text:p>
          </table:table-cell>
          <table:table-cell table:style-name="ce40" office:value-type="string">
            <text:p><text:a xlink:href="https://www.securecoding.cert.org/confluence/display/seccode/DCL13-C.+Declare+function+parameters+that+are+pointers+to+values+not+changed+by+the+function+as+const">Declare function parameters that are pointers to values not changed by the function as const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4-C</text:p>
          </table:table-cell>
          <table:table-cell table:style-name="ce40" office:value-type="string">
            <text:p><text:a xlink:href="https://www.securecoding.cert.org/confluence/display/seccode/DCL14-C.+Do+not+make+assumptions+about+the+order+of+global+variable+initialization+across+translation+units">Do not make assumptions about the order of global variable initialization across translation unit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5-C</text:p>
          </table:table-cell>
          <table:table-cell table:style-name="ce40" office:value-type="string">
            <text:p><text:a xlink:href="https://www.securecoding.cert.org/confluence/display/seccode/DCL15-C.+Declare+objects+that+do+not+need+external+linkage+with+the+storage-class+specifier+static">Declare objects that do not need external linkage with the storage-class specifier static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3. Expressions (EXP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0-C</text:p>
          </table:table-cell>
          <table:table-cell table:style-name="ce40" office:value-type="string">
            <text:p><text:a xlink:href="https://www.securecoding.cert.org/confluence/display/seccode/EXP00-C.+Use+parentheses+for+precedence+of+operation">Use parentheses for precedence of operation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1-C</text:p>
          </table:table-cell>
          <table:table-cell table:style-name="ce40" office:value-type="string">
            <text:p><text:a xlink:href="https://www.securecoding.cert.org/confluence/display/seccode/EXP01-C.+Do+not+take+the+size+of+a+pointer+to+determine+the+size+of+the+pointed-to+type">Do not take the size of a pointer to determine the size of the pointed-to type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2-C</text:p>
          </table:table-cell>
          <table:table-cell table:style-name="ce40" office:value-type="string">
            <text:p><text:a xlink:href="https://www.securecoding.cert.org/confluence/display/seccode/EXP02-C.+Be+aware+of+the+short-circuit+behavior+of+the+logical+AND+and+OR+operators">Be aware of the short-circuit behavior of the logical AND and OR operator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3-C</text:p>
          </table:table-cell>
          <table:table-cell table:style-name="ce40" office:value-type="string">
            <text:p><text:a xlink:href="https://www.securecoding.cert.org/confluence/display/seccode/EXP03-C.+Do+not+assume+the+size+of+a+structure+is+the+sum+of+the+sizes+of+its+members">Do not assume the size of a structure is the sum of the sizes of its member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4-C</text:p>
          </table:table-cell>
          <table:table-cell table:style-name="ce40" office:value-type="string">
            <text:p><text:a xlink:href="https://www.securecoding.cert.org/confluence/display/seccode/EXP04-C.+Do+not+perform+byte-by-byte+comparisons+between+structures">Do not perform byte-by-byte comparisons between structure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5-C</text:p>
          </table:table-cell>
          <table:table-cell table:style-name="ce40" office:value-type="string">
            <text:p><text:a xlink:href="https://www.securecoding.cert.org/confluence/display/seccode/EXP05-C.+Do+not+cast+away+a+const+qualification">Do not cast away a const qualification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6-C</text:p>
          </table:table-cell>
          <table:table-cell table:style-name="ce40" office:value-type="string">
            <text:p><text:a xlink:href="https://www.securecoding.cert.org/confluence/display/seccode/EXP06-C.+Operands+to+the+sizeof+operator+should+not+contain+side+effects">Operands to the sizeof operator should not contain side effects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7-C</text:p>
          </table:table-cell>
          <table:table-cell table:style-name="ce40" office:value-type="string">
            <text:p><text:a xlink:href="https://www.securecoding.cert.org/confluence/display/seccode/EXP07-C.+Do+not+diminish+the+benefits+of+constants+by+assuming+their+values+in+expressions">Do not diminish the benefits of constants by assuming their values in expression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8-C</text:p>
          </table:table-cell>
          <table:table-cell table:style-name="ce40" office:value-type="string">
            <text:p><text:a xlink:href="https://www.securecoding.cert.org/confluence/display/seccode/EXP08-C.+Ensure+pointer+arithmetic+is+used+correctly">Ensure pointer arithmetic is used correctly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9-C</text:p>
          </table:table-cell>
          <table:table-cell table:style-name="ce40" office:value-type="string">
            <text:p><text:a xlink:href="https://www.securecoding.cert.org/confluence/display/seccode/EXP09-C.+Use+sizeof+to+determine+the+size+of+a+type+or+variable">Use sizeof to determine the size of a type or variable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10-C</text:p>
          </table:table-cell>
          <table:table-cell table:style-name="ce40" office:value-type="string">
            <text:p><text:a xlink:href="https://www.securecoding.cert.org/confluence/display/seccode/EXP10-C.+Do+not+depend+on+the+order+of+evaluation+of+subexpressions+or+the+order+in+which+side+effects+take+place">Do not depend on the order of evaluation of subexpressions or the order in which side effects take place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11-C</text:p>
          </table:table-cell>
          <table:table-cell table:style-name="ce40" office:value-type="string">
            <text:p><text:a xlink:href="https://www.securecoding.cert.org/confluence/display/seccode/EXP11-C.+Do+not+apply+operators+expecting+one+type+to+data+of+an+incompatible+type">Do not apply operators expecting one type to data of an incompatible type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12-C</text:p>
          </table:table-cell>
          <table:table-cell table:style-name="ce40" office:value-type="string">
            <text:p><text:a xlink:href="https://www.securecoding.cert.org/confluence/display/seccode/EXP12-C.+Do+not+ignore+values+returned+by+functions">Do not ignore values returned by function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4. Integers (INT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0-C</text:p>
          </table:table-cell>
          <table:table-cell table:style-name="ce40" office:value-type="string">
            <text:p><text:a xlink:href="https://www.securecoding.cert.org/confluence/display/seccode/INT00-C.+Understand+the+data+model+used+by+your+implementation%28s%29">Understand the data model used by your implementation(s)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1-C</text:p>
          </table:table-cell>
          <table:table-cell table:style-name="ce40" office:value-type="string">
            <text:p><text:a xlink:href="https://www.securecoding.cert.org/confluence/display/seccode/INT01-C.+Use+rsize_t+or+size_t+for+all+integer+values+representing+the+size+of+an+object">Use rsize_t or size_t for all integer values representing the size of an object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2-C</text:p>
          </table:table-cell>
          <table:table-cell table:style-name="ce40" office:value-type="string">
            <text:p><text:a xlink:href="https://www.securecoding.cert.org/confluence/display/seccode/INT02-C.+Understand+integer+conversion+rules">Understand integer conversion rule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3-C</text:p>
          </table:table-cell>
          <table:table-cell table:style-name="ce40" office:value-type="string">
            <text:p><text:a xlink:href="https://www.securecoding.cert.org/confluence/display/seccode/INT03-C.+Use+a+secure+integer+library">Use a secure integer library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4-C</text:p>
          </table:table-cell>
          <table:table-cell table:style-name="ce40" office:value-type="string">
            <text:p><text:a xlink:href="https://www.securecoding.cert.org/confluence/display/seccode/INT04-C.+Enforce+limits+on+integer+values+originating+from+untrusted+sources">Enforce limits on integer values originating from untrusted source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5-C</text:p>
          </table:table-cell>
          <table:table-cell table:style-name="ce40" office:value-type="string">
            <text:p><text:a xlink:href="https://www.securecoding.cert.org/confluence/display/seccode/INT05-C.+Do+not+use+input+functions+to+convert+character+data+if+they+cannot+handle+all+possible+inputs">Do not use input functions to convert character data if they cannot handle all possible input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6-C</text:p>
          </table:table-cell>
          <table:table-cell table:style-name="ce40" office:value-type="string">
            <text:p><text:a xlink:href="https://www.securecoding.cert.org/confluence/display/seccode/INT06-C.+Use+strtol%28%29+or+a+related+function+to+convert+a+string+token+to+an+integer">Use strtol() or a related function to convert a string token to an integer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7-C</text:p>
          </table:table-cell>
          <table:table-cell table:style-name="ce40" office:value-type="string">
            <text:p><text:a xlink:href="https://www.securecoding.cert.org/confluence/display/seccode/INT07-C.+Use+only+explicitly+signed+or+unsigned+char+type+for+numeric+values">Use only explicitly signed or unsigned char type for numeric value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8-C</text:p>
          </table:table-cell>
          <table:table-cell table:style-name="ce40" office:value-type="string">
            <text:p><text:a xlink:href="https://www.securecoding.cert.org/confluence/display/seccode/INT08-C.+Verify+that+all+integer+values+are+in+range">Verify that all integer values are in range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9-C</text:p>
          </table:table-cell>
          <table:table-cell table:style-name="ce40" office:value-type="string">
            <text:p><text:a xlink:href="https://www.securecoding.cert.org/confluence/display/seccode/INT09-C.+Ensure+enumeration+constants+map+to+unique+values">Ensure enumeration constants map to unique value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0-C</text:p>
          </table:table-cell>
          <table:table-cell table:style-name="ce40" office:value-type="string">
            <text:p><text:a xlink:href="https://www.securecoding.cert.org/confluence/pages/viewpage.action?pageId=6422581">Do not assume a positive remainder when using the % operator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1-C</text:p>
          </table:table-cell>
          <table:table-cell table:style-name="ce40" office:value-type="string">
            <text:p><text:a xlink:href="https://www.securecoding.cert.org/confluence/display/seccode/INT11-C.+Take+care+when+converting+from+pointer+to+integer+or+integer+to+pointer">Take care when converting from pointer to integer or integer to pointer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2-C</text:p>
          </table:table-cell>
          <table:table-cell table:style-name="ce40" office:value-type="string">
            <text:p><text:a xlink:href="https://www.securecoding.cert.org/confluence/display/seccode/INT12-C.+Do+not+make+assumptions+about+the+type+of+a+plain+int+bit-field+when+used+in+an+expression">Do not make assumptions about the type of a plain int bit-field when used in an expression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3-C</text:p>
          </table:table-cell>
          <table:table-cell table:style-name="ce40" office:value-type="string">
            <text:p><text:a xlink:href="https://www.securecoding.cert.org/confluence/display/seccode/INT13-C.+Use+bitwise+operators+only+on+unsigned+operands">Use bitwise operators only on unsigned operand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4-C</text:p>
          </table:table-cell>
          <table:table-cell table:style-name="ce40" office:value-type="string">
            <text:p><text:a xlink:href="https://www.securecoding.cert.org/confluence/display/seccode/INT14-C.+Avoid+performing+bitwise+and+arithmetic+operations+on+the+same+data">Avoid performing bitwise and arithmetic operations on the same data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5-C</text:p>
          </table:table-cell>
          <table:table-cell table:style-name="ce40" office:value-type="string">
            <text:p><text:a xlink:href="https://www.securecoding.cert.org/confluence/display/seccode/INT15-C.+Use+intmax_t+or+uintmax_t+for+formatted+IO+on+programmer-defined+integer+types">Use intmax_t or uintmax_t for formatted IO on programmer-defined integer type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5. Floating Point (FLP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LP00-C</text:p>
          </table:table-cell>
          <table:table-cell table:style-name="ce40" office:value-type="string">
            <text:p><text:a xlink:href="https://www.securecoding.cert.org/confluence/display/seccode/FLP00-C.+Understand+the+limitations+of+floating+point+numbers">Understand the limitations of floating point number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LP01-C</text:p>
          </table:table-cell>
          <table:table-cell table:style-name="ce40" office:value-type="string">
            <text:p><text:a xlink:href="https://www.securecoding.cert.org/confluence/display/seccode/FLP01-C.+Take+care+in+rearranging+floating+point+expressions">Take care in rearranging floating point expression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LP02-C</text:p>
          </table:table-cell>
          <table:table-cell table:style-name="ce40" office:value-type="string">
            <text:p><text:a xlink:href="https://www.securecoding.cert.org/confluence/display/seccode/FLP02-C.+Consider+avoiding+floating+point+numbers+when+precise+computation+is+needed">Consider avoiding floating point numbers when precise computation is needed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LP03-C</text:p>
          </table:table-cell>
          <table:table-cell table:style-name="ce40" office:value-type="string">
            <text:p><text:a xlink:href="https://www.securecoding.cert.org/confluence/display/seccode/FLP03-C.+Detect+and+handle+floating+point+errors">Detect and handle floating point error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6. Arrays (ARR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ARR00-C</text:p>
          </table:table-cell>
          <table:table-cell table:style-name="ce40" office:value-type="string">
            <text:p><text:a xlink:href="https://www.securecoding.cert.org/confluence/display/seccode/ARR00-C.+Understand+how+arrays+work">Understand how arrays work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ARR01-C</text:p>
          </table:table-cell>
          <table:table-cell table:style-name="ce40" office:value-type="string">
            <text:p><text:a xlink:href="https://www.securecoding.cert.org/confluence/display/seccode/ARR01-C.+Do+not+apply+the+sizeof+operator+to+a+pointer+when+taking+the+size+of+an+array">Do not apply the sizeof operator to a pointer when taking the size of an array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ARR02-C</text:p>
          </table:table-cell>
          <table:table-cell table:style-name="ce40" office:value-type="string">
            <text:p><text:a xlink:href="https://www.securecoding.cert.org/confluence/display/seccode/ARR02-C.+Explicitly+specify+array+bounds%2C+even+if++implicitly+defined+by+an+initializer">Explicitly specify array bounds, even if implicitly defined by an initializer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7. Characters and Strings (STR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0-C</text:p>
          </table:table-cell>
          <table:table-cell table:style-name="ce40" office:value-type="string">
            <text:p><text:a xlink:href="https://www.securecoding.cert.org/confluence/display/seccode/STR00-C.+Represent+characters+using+an+appropriate+type">Represent characters using an appropriate type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1-C</text:p>
          </table:table-cell>
          <table:table-cell table:style-name="ce40" office:value-type="string">
            <text:p><text:a xlink:href="https://www.securecoding.cert.org/confluence/display/seccode/STR01-C.+Adopt+and+implement+a+consistent+plan+for+managing+strings">Adopt and implement a consistent plan for managing strings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2-C</text:p>
          </table:table-cell>
          <table:table-cell table:style-name="ce40" office:value-type="string">
            <text:p><text:a xlink:href="https://www.securecoding.cert.org/confluence/display/seccode/STR02-C.+Sanitize+data+passed+to+complex+subsystems">Sanitize data passed to complex subsystems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3-C</text:p>
          </table:table-cell>
          <table:table-cell table:style-name="ce40" office:value-type="string">
            <text:p><text:a xlink:href="https://www.securecoding.cert.org/confluence/display/seccode/STR03-C.+Do+not+inadvertently+truncate+a+null-terminated+byte+string">Do not inadvertently truncate a null-terminated byte string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4-C</text:p>
          </table:table-cell>
          <table:table-cell table:style-name="ce40" office:value-type="string">
            <text:p><text:a xlink:href="https://www.securecoding.cert.org/confluence/display/seccode/STR04-C.+Use+plain+char+for+characters+in+the+basic+character+set">Use plain char for characters in the basic character set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5-C</text:p>
          </table:table-cell>
          <table:table-cell table:style-name="ce40" office:value-type="string">
            <text:p><text:a xlink:href="https://www.securecoding.cert.org/confluence/display/seccode/STR05-C.+Use+pointers+to+const+when+referring+to+string+literals">Use pointers to const when referring to string literals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6-C</text:p>
          </table:table-cell>
          <table:table-cell table:style-name="ce40" office:value-type="string">
            <text:p><text:a xlink:href="https://www.securecoding.cert.org/confluence/display/seccode/STR06-C.+Do+not+assume+that+strtok%28%29+leaves+the+parse+string+unchanged">Do not assume that strtok() leaves the parse string unchanged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7-C</text:p>
          </table:table-cell>
          <table:table-cell table:style-name="ce40" office:value-type="string">
            <text:p><text:a xlink:href="https://www.securecoding.cert.org/confluence/display/seccode/STR07-C.+Use+TR+24731+for+remediation+of+existing+string+manipulation+code">Use TR 24731 for remediation of existing string manipulation code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8-C</text:p>
          </table:table-cell>
          <table:table-cell table:style-name="ce40" office:value-type="string">
            <text:p><text:a xlink:href="https://www.securecoding.cert.org/confluence/display/seccode/STR08-C.+Use+managed+strings+for+development+of+new+string+manipulation+code">Use managed strings for development of new string manipulation code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8. Memory (MEM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0-C</text:p>
          </table:table-cell>
          <table:table-cell table:style-name="ce40" office:value-type="string">
            <text:p><text:a xlink:href="https://www.securecoding.cert.org/confluence/display/seccode/MEM00-C.+Allocate+and+free+memory+in+the+same+module%2C+at+the+same+level+of+abstraction">Allocate and free memory in the same module, at the same level of abstraction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1-C</text:p>
          </table:table-cell>
          <table:table-cell table:style-name="ce40" office:value-type="string">
            <text:p><text:a xlink:href="https://www.securecoding.cert.org/confluence/display/seccode/MEM01-C.+Store+a+new+value+in+pointers+immediately+after+free%28%29">Store a new value in pointers immediately after free()</text:a> </text:p>
          </table:table-cell>
          <table:table-cell table:style-name="ce49" office:value-type="string">
            <text:p>P9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2-C</text:p>
          </table:table-cell>
          <table:table-cell table:style-name="ce40" office:value-type="string">
            <text:p><text:a xlink:href="https://www.securecoding.cert.org/confluence/display/seccode/MEM02-C.+Immediately+cast+the+result+of+a+memory+allocation+function+call+into+a+pointer+to+the+allocated+type">Immediately cast the result of a memory allocation function call into a pointer to the allocated type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3-C</text:p>
          </table:table-cell>
          <table:table-cell table:style-name="ce40" office:value-type="string">
            <text:p><text:a xlink:href="https://www.securecoding.cert.org/confluence/display/seccode/MEM03-C.+Clear+sensitive+information+stored+in+reusable+resources+returned+for+reuse">Clear sensitive information stored in reusable resources returned for reuse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4-C</text:p>
          </table:table-cell>
          <table:table-cell table:style-name="ce40" office:value-type="string">
            <text:p><text:a xlink:href="https://www.securecoding.cert.org/confluence/display/seccode/MEM04-C.+Do+not+perform+zero+length+allocations">Do not perform zero length allocation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5-C</text:p>
          </table:table-cell>
          <table:table-cell table:style-name="ce40" office:value-type="string">
            <text:p><text:a xlink:href="https://www.securecoding.cert.org/confluence/display/seccode/MEM05-C.+Avoid+large+stack+allocations">Avoid large stack allocation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6-C</text:p>
          </table:table-cell>
          <table:table-cell table:style-name="ce40" office:value-type="string">
            <text:p><text:a xlink:href="https://www.securecoding.cert.org/confluence/display/seccode/MEM06-C.+Ensure+that+sensitive+data+is+not+written+out+to+disk">Ensure that sensitive data is not written out to disk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7-C</text:p>
          </table:table-cell>
          <table:table-cell table:style-name="ce40" office:value-type="string">
            <text:p><text:a xlink:href="https://www.securecoding.cert.org/confluence/display/seccode/MEM07-C.+Ensure+that+the+arguments+to+calloc%28%29+when+multiplied+can+be+represented+as+a+size_t">Ensure that the arguments to calloc() when multiplied can be represented as a size_t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8-C</text:p>
          </table:table-cell>
          <table:table-cell table:style-name="ce40" office:value-type="string">
            <text:p><text:a xlink:href="https://www.securecoding.cert.org/confluence/display/seccode/MEM08-C.+Use+realloc%28%29+only+to+resize+dynamically+allocated+arrays">Use realloc() only to resize dynamically allocated arrays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9-C</text:p>
          </table:table-cell>
          <table:table-cell table:style-name="ce40" office:value-type="string">
            <text:p><text:a xlink:href="https://www.securecoding.cert.org/confluence/display/seccode/MEM09-C.+Do+not+assume+memory+allocation+routines+initialize+memory">Do not assume memory allocation routines initialize memory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10-C</text:p>
          </table:table-cell>
          <table:table-cell table:style-name="ce40" office:value-type="string">
            <text:p><text:a xlink:href="https://www.securecoding.cert.org/confluence/display/seccode/MEM10-C.+Define+and+use+a+pointer+validation+function">Define and use a pointer validation function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9. Input Output (FIO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0-C</text:p>
          </table:table-cell>
          <table:table-cell table:style-name="ce40" office:value-type="string">
            <text:p><text:a xlink:href="https://www.securecoding.cert.org/confluence/display/seccode/FIO00-C.+Take+care+when+creating+format+strings">Take care when creating format string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1-C</text:p>
          </table:table-cell>
          <table:table-cell table:style-name="ce40" office:value-type="string">
            <text:p><text:a xlink:href="https://www.securecoding.cert.org/confluence/display/seccode/FIO01-C.+Be+careful+using+functions+that+use+file+names+for+identification">Be careful using functions that use file names for identification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2-C</text:p>
          </table:table-cell>
          <table:table-cell table:style-name="ce40" office:value-type="string">
            <text:p><text:a xlink:href="https://www.securecoding.cert.org/confluence/display/seccode/FIO02-C.+Canonicalize+path+names+originating+from+untrusted+sources">Canonicalize path names originating from untrusted source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3-C</text:p>
          </table:table-cell>
          <table:table-cell table:style-name="ce40" office:value-type="string">
            <text:p><text:a xlink:href="https://www.securecoding.cert.org/confluence/display/seccode/FIO03-C.+Do+not+make+assumptions+about+fopen%28%29+and+file+creation">Do not make assumptions about fopen() and file creation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4-C</text:p>
          </table:table-cell>
          <table:table-cell table:style-name="ce40" office:value-type="string">
            <text:p><text:a xlink:href="https://www.securecoding.cert.org/confluence/display/seccode/FIO04-C.+Detect+and+handle+input+and+output+errors">Detect and handle input and output error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5-C</text:p>
          </table:table-cell>
          <table:table-cell table:style-name="ce40" office:value-type="string">
            <text:p><text:a xlink:href="https://www.securecoding.cert.org/confluence/display/seccode/FIO05-C.+Identify+files+using+multiple+file+attributes">Identify files using multiple file attribute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6-C</text:p>
          </table:table-cell>
          <table:table-cell table:style-name="ce40" office:value-type="string">
            <text:p><text:a xlink:href="https://www.securecoding.cert.org/confluence/display/seccode/FIO06-C.+Create+files+with+appropriate+access+permissions">Create files with appropriate access permission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7-C</text:p>
          </table:table-cell>
          <table:table-cell table:style-name="ce40" office:value-type="string">
            <text:p><text:a xlink:href="https://www.securecoding.cert.org/confluence/display/seccode/FIO07-C.+Prefer+fseek%28%29+to+rewind%28%29">Prefer fseek() to rewind()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8-C</text:p>
          </table:table-cell>
          <table:table-cell table:style-name="ce40" office:value-type="string">
            <text:p><text:a xlink:href="https://www.securecoding.cert.org/confluence/display/seccode/FIO08-C.+Take+care+when+calling+remove%28%29+on+an+open+file">Take care when calling remove() on an open file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9-C</text:p>
          </table:table-cell>
          <table:table-cell table:style-name="ce40" office:value-type="string">
            <text:p><text:a xlink:href="https://www.securecoding.cert.org/confluence/display/seccode/FIO09-C.+Be+careful+with+binary+data+when+transferring+data+across+systems">Be careful with binary data when transferring data across system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0-C</text:p>
          </table:table-cell>
          <table:table-cell table:style-name="ce40" office:value-type="string">
            <text:p><text:a xlink:href="https://www.securecoding.cert.org/confluence/display/seccode/FIO10-C.+Take+care+when+using+the+rename%28%29+function">Take care when using the rename() function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1-C</text:p>
          </table:table-cell>
          <table:table-cell table:style-name="ce40" office:value-type="string">
            <text:p><text:a xlink:href="https://www.securecoding.cert.org/confluence/display/seccode/FIO11-C.+Take+care+when+specifying+the+mode+parameter+of+fopen%28%29">Take care when specifying the mode parameter of fopen()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2-C</text:p>
          </table:table-cell>
          <table:table-cell table:style-name="ce40" office:value-type="string">
            <text:p><text:a xlink:href="https://www.securecoding.cert.org/confluence/display/seccode/FIO12-C.+Prefer+setvbuf%28%29+to+setbuf%28%29">Prefer setvbuf() to setbuf()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3-C</text:p>
          </table:table-cell>
          <table:table-cell table:style-name="ce40" office:value-type="string">
            <text:p><text:a xlink:href="https://www.securecoding.cert.org/confluence/display/seccode/FIO13-C.+Never+push+back+anything+other+than+one+read+character">Never push back anything other than one read character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4-C</text:p>
          </table:table-cell>
          <table:table-cell table:style-name="ce40" office:value-type="string">
            <text:p><text:a xlink:href="https://www.securecoding.cert.org/confluence/display/seccode/FIO14-C.+Understand+the+difference+between+text+mode+and+binary+mode+with+file+streams">Understand the difference between text mode and binary mode with file stream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5-C</text:p>
          </table:table-cell>
          <table:table-cell table:style-name="ce40" office:value-type="string">
            <text:p><text:a xlink:href="https://www.securecoding.cert.org/confluence/display/seccode/FIO15-C.+Ensure+that+file+operations+are+performed+in+a+secure+directory">Ensure that file operations are performed in a secure directory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6-C</text:p>
          </table:table-cell>
          <table:table-cell table:style-name="ce40" office:value-type="string">
            <text:p><text:a xlink:href="https://www.securecoding.cert.org/confluence/display/seccode/FIO16-C.+Limit+access+to+files+by+creating+a+jail">Limit access to files by creating a jail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10. Environment (ENV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0-C</text:p>
          </table:table-cell>
          <table:table-cell table:style-name="ce40" office:value-type="string">
            <text:p><text:a xlink:href="https://www.securecoding.cert.org/confluence/display/seccode/ENV00-C.+Do+not+store+the+pointer+to+the+string+returned+by+getenv%28%29">Do not store the pointer to the string returned by getenv()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1-C</text:p>
          </table:table-cell>
          <table:table-cell table:style-name="ce40" office:value-type="string">
            <text:p><text:a xlink:href="https://www.securecoding.cert.org/confluence/display/seccode/ENV01-C.+Do+not+make+assumptions+about+the+size+of+an+environment+variable">Do not make assumptions about the size of an environment variable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2-C</text:p>
          </table:table-cell>
          <table:table-cell table:style-name="ce40" office:value-type="string">
            <text:p><text:a xlink:href="https://www.securecoding.cert.org/confluence/display/seccode/ENV02-C.+Beware+of+multiple+environment+variables+with+the+same+effective+name">Beware of multiple environment variables with the same effective name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3-C</text:p>
          </table:table-cell>
          <table:table-cell table:style-name="ce40" office:value-type="string">
            <text:p><text:a xlink:href="https://www.securecoding.cert.org/confluence/display/seccode/ENV03-C.+Sanitize+the+environment+when+invoking+external+programs">Sanitize the environment when invoking external programs</text:a> </text:p>
          </table:table-cell>
          <table:table-cell table:style-name="ce49" office:value-type="string">
            <text:p>P9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4-C</text:p>
          </table:table-cell>
          <table:table-cell table:style-name="ce40" office:value-type="string">
            <text:p><text:a xlink:href="https://www.securecoding.cert.org/confluence/display/seccode/ENV04-C.+Do+not+call+system%28%29+if+you+do+not+need+a+command+processor">Do not call system() if you do not need a command processor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11. Signals (SIG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IG00-C</text:p>
          </table:table-cell>
          <table:table-cell table:style-name="ce40" office:value-type="string">
            <text:p><text:a xlink:href="https://www.securecoding.cert.org/confluence/display/seccode/SIG00-C.+Mask+signals+handled+by+non-interruptible+signal+handlers">Mask signals handled by non-interruptible signal handlers</text:a></text:p>
          </table:table-cell>
          <table:table-cell table:style-name="ce49" office:value-type="string">
            <text:p>P9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IG01-C</text:p>
          </table:table-cell>
          <table:table-cell table:style-name="ce40" office:value-type="string">
            <text:p><text:a xlink:href="https://www.securecoding.cert.org/confluence/display/seccode/SIG01-C.+Understand+implementation-specific+details+regarding+signal+handler+persistence">Understand implementation-specific details regarding signal handler persistence</text:a>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IG02-C</text:p>
          </table:table-cell>
          <table:table-cell table:style-name="ce40" office:value-type="string">
            <text:p><text:a xlink:href="https://www.securecoding.cert.org/confluence/display/seccode/SIG02-C.+Avoid+using+signals+to+implement+normal+functionality">Avoid using signals to implement normal functionality</text:a>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12. Error Handling (ERR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0-C</text:p>
          </table:table-cell>
          <table:table-cell table:style-name="ce40" office:value-type="string">
            <text:p><text:a xlink:href="https://www.securecoding.cert.org/confluence/display/seccode/ERR00-C.+Adopt+and+implement+a+consistent+and+comprehensive+error+handling+policy">Adopt and implement a consistent and comprehensive error handling policy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1-C</text:p>
          </table:table-cell>
          <table:table-cell table:style-name="ce40" office:value-type="string">
            <text:p><text:a xlink:href="https://www.securecoding.cert.org/confluence/display/seccode/ERR01-C.+Use+ferror%28%29+rather+than+errno+to+check+for+FILE+stream+errors">Use ferror() rather than errno to check for FILE stream errors</text:a>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2-C</text:p>
          </table:table-cell>
          <table:table-cell table:style-name="ce40" office:value-type="string">
            <text:p><text:a xlink:href="https://www.securecoding.cert.org/confluence/display/seccode/ERR02-C.+Avoid+in-band+error+indicators">Avoid in-band error indicators</text:a>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3-C</text:p>
          </table:table-cell>
          <table:table-cell table:style-name="ce40" office:value-type="string">
            <text:p><text:a xlink:href="https://www.securecoding.cert.org/confluence/display/seccode/ERR03-C.+Use+runtime-constraint+handlers+when+calling+functions+defined+by+TR24731-1">Use runtime-constraint handlers when calling functions defined by TR24731-1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4-C</text:p>
          </table:table-cell>
          <table:table-cell table:style-name="ce40" office:value-type="string">
            <text:p><text:a xlink:href="https://www.securecoding.cert.org/confluence/display/seccode/ERR04-C.+Choose+an+appropriate+termination+strategy">Choose an appropriate termination strategy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5-C</text:p>
          </table:table-cell>
          <table:table-cell table:style-name="ce40" office:value-type="string">
            <text:p><text:a xlink:href="https://www.securecoding.cert.org/confluence/display/seccode/ERR05-C.+Application-independent+code+should+provide+error+detection+without+dictating+error+handling">Application-independent code should provide error detection without dictating error handling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6-C</text:p>
          </table:table-cell>
          <table:table-cell table:style-name="ce40" office:value-type="string">
            <text:p><text:a xlink:href="https://www.securecoding.cert.org/confluence/display/seccode/ERR06-C.+Understand+the+termination+behavior+of+assert%28%29+and+abort%28%29">Understand the termination behavior of assert() and abort()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6" office:value-type="string" table:number-columns-spanned="2" table:number-rows-spanned="1">
            <text:p>13. Miscellaneous (MSC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0-C</text:p>
          </table:table-cell>
          <table:table-cell table:style-name="ce40" office:value-type="string">
            <text:p><text:a xlink:href="https://www.securecoding.cert.org/confluence/display/seccode/MSC00-C.+Compile+cleanly+at+high+warning+levels">Compile cleanly at high warning levels</text:a>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1-C</text:p>
          </table:table-cell>
          <table:table-cell table:style-name="ce40" office:value-type="string">
            <text:p><text:a xlink:href="https://www.securecoding.cert.org/confluence/display/seccode/MSC01-C.+Strive+for+logical+completeness">Strive for logical completeness</text:a>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2-C</text:p>
          </table:table-cell>
          <table:table-cell table:style-name="ce40" office:value-type="string">
            <text:p><text:a xlink:href="https://www.securecoding.cert.org/confluence/display/seccode/MSC02-C.+Avoid+errors+of+omission">Avoid errors of omission</text:a>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3-C</text:p>
          </table:table-cell>
          <table:table-cell table:style-name="ce40" office:value-type="string">
            <text:p><text:a xlink:href="https://www.securecoding.cert.org/confluence/display/seccode/MSC03-C.+Avoid+errors+of+addition">Avoid errors of addition</text:a>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4-C</text:p>
          </table:table-cell>
          <table:table-cell table:style-name="ce40" office:value-type="string">
            <text:p><text:a xlink:href="https://www.securecoding.cert.org/confluence/display/seccode/MSC04-C.+Use+comments+consistently+and+in+a+readable+fashion">Use comments consistently and in a readable fashion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5-C</text:p>
          </table:table-cell>
          <table:table-cell table:style-name="ce40" office:value-type="string">
            <text:p><text:a xlink:href="https://www.securecoding.cert.org/confluence/display/seccode/MSC05-C.+Do+not+manipulate+time_t+typed+values+directly">Do not manipulate time_t typed values directly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6-C</text:p>
          </table:table-cell>
          <table:table-cell table:style-name="ce40" office:value-type="string">
            <text:p><text:a xlink:href="https://www.securecoding.cert.org/confluence/display/seccode/MSC06-C.+Be+aware+of+compiler+optimization+when+dealing+with+sensitive+data">Be aware of compiler optimization when dealing with sensitive data</text:a>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7-C</text:p>
          </table:table-cell>
          <table:table-cell table:style-name="ce40" office:value-type="string">
            <text:p><text:a xlink:href="https://www.securecoding.cert.org/confluence/display/seccode/MSC07-C.+Detect+and+remove+dead+code">Detect and remove dead code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8-C</text:p>
          </table:table-cell>
          <table:table-cell table:style-name="ce40" office:value-type="string">
            <text:p><text:a xlink:href="https://www.securecoding.cert.org/confluence/display/seccode/MSC08-C.+Library+functions+should+validate+their+parameters">Library functions should validate their parameters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9-C</text:p>
          </table:table-cell>
          <table:table-cell table:style-name="ce40" office:value-type="string">
            <text:p><text:a xlink:href="https://www.securecoding.cert.org/confluence/display/seccode/MSC09-C.+Character+Encoding+-+Use+Subset+of+ASCII+for+Safety">Character Encoding - Use Subset of ASCII for Safety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0-C</text:p>
          </table:table-cell>
          <table:table-cell table:style-name="ce40" office:value-type="string">
            <text:p><text:a xlink:href="https://www.securecoding.cert.org/confluence/display/seccode/MSC10-C.+Character+Encoding+-+UTF8+Related+Issues">Character Encoding - UTF8 Related Issues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1-C</text:p>
          </table:table-cell>
          <table:table-cell table:style-name="ce40" office:value-type="string">
            <text:p><text:a xlink:href="https://www.securecoding.cert.org/confluence/display/seccode/MSC11-C.+Incorporate+diagnostic+tests+using+assertions">Incorporate diagnostic tests using assertions</text:a>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2-C</text:p>
          </table:table-cell>
          <table:table-cell table:style-name="ce40" office:value-type="string">
            <text:p><text:a xlink:href="https://www.securecoding.cert.org/confluence/display/seccode/MSC12-C.+Detect+and+remove+code+that+has+no+effect">Detect and remove code that has no effect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3-C</text:p>
          </table:table-cell>
          <table:table-cell table:style-name="ce40" office:value-type="string">
            <text:p><text:a xlink:href="https://www.securecoding.cert.org/confluence/display/seccode/MSC13-C.+Detect+and+remove+unused+values">Detect and remove unused values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4-C</text:p>
          </table:table-cell>
          <table:table-cell table:style-name="ce40" office:value-type="string">
            <text:p><text:a xlink:href="https://www.securecoding.cert.org/confluence/display/seccode/MSC14-C.+Do+not+introduce+unnecessary+platform+dependencies">Do not introduce unnecessary platform dependencies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5-C</text:p>
          </table:table-cell>
          <table:table-cell table:style-name="ce40" office:value-type="string">
            <text:p><text:a xlink:href="https://www.securecoding.cert.org/confluence/display/seccode/MSC15-C.+Do+not+depend+on+undefined+behavior">Do not depend on undefined behavior</text:a>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50. POSIX (POS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OS00-C</text:p>
          </table:table-cell>
          <table:table-cell table:style-name="ce42" office:value-type="string">
            <text:p><text:a xlink:href="https://www.securecoding.cert.org/confluence/display/seccode/POS00-C.+Avoid+race+conditions+with+multiple+threads">Avoid race conditions with multiple thread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OS01-C</text:p>
          </table:table-cell>
          <table:table-cell table:style-name="ce42" office:value-type="string">
            <text:p><text:a xlink:href="https://www.securecoding.cert.org/confluence/display/seccode/POS01-C.+Check+for+the+existence+of+links+when+dealing+with+files">Check for the existence of links when dealing with file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OS02-C</text:p>
          </table:table-cell>
          <table:table-cell table:style-name="ce42" office:value-type="string">
            <text:p><text:a xlink:href="https://www.securecoding.cert.org/confluence/display/seccode/POS02-C.+Follow+the+principle+of+least+privilege">Follow the principle of least privilege</text:a> </text:p>
          </table:table-cell>
          <table:table-cell table:style-name="ce49" office:value-type="string">
            <text:p>P9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1" table:number-rows-repeated="653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mon Mistakes" table:style-name="ta1" table:print="false">
        <office:forms form:automatic-focus="false" form:apply-design-mode="false"/>
        <table:table-column table:style-name="co11" table:default-cell-style-name="ce3"/>
        <table:table-column table:style-name="co12" table:default-cell-style-name="ce10"/>
        <table:table-column table:style-name="co13" table:default-cell-style-name="ce6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rief Description</text:p>
          </table:table-cell>
          <table:table-cell table:style-name="ce1" office:value-type="string">
            <text:p>Type</text:p>
          </table:table-cell>
        </table:table-row>
        <table:table-row table:style-name="ro1">
          <table:table-cell table:style-name="ce2" office:value-type="string" table:number-columns-spanned="3" table:number-rows-spanned="1">
            <text:p>Formatting</text:p>
          </table:table-cell>
          <table:covered-table-cell table:number-columns-repeated="2" table:style-name="ce9"/>
        </table:table-row>
        <table:table-row table:style-name="ro2">
          <table:table-cell office:value-type="string">
            <text:p>GESMIS-1</text:p>
          </table:table-cell>
          <table:table-cell office:value-type="string">
            <text:p>Check for empty string by checking the first character of the string instead of using strcmp(x, “”)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GESMIS-2</text:p>
          </table:table-cell>
          <table:table-cell office:value-type="string">
            <text:p>To terminate a string set the first character of the string to '\0'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GESMIS-3</text:p>
          </table:table-cell>
          <table:table-cell office:value-type="string">
            <text:p>Check the destination length when coping data between buffers and not the source length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3"/>
        </table:table-row>
      </table:table>
      <table:table table:name="FunctionNotes" table:style-name="ta1" table:print="false">
        <office:forms form:automatic-focus="false" form:apply-design-mode="false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4" table:number-columns-repeated="252" table:default-cell-style-name="Default"/>
        <table:table-row table:style-name="ro1">
          <table:table-cell table:style-name="ce51" office:value-type="string">
            <text:p>ID</text:p>
          </table:table-cell>
          <table:table-cell table:style-name="ce51" office:value-type="string">
            <text:p>Function</text:p>
          </table:table-cell>
          <table:table-cell table:style-name="ce51" office:value-type="string">
            <text:p>Alternative</text:p>
          </table:table-cell>
          <table:table-cell table:style-name="ce51" office:value-type="string">
            <text:p>Comment</text:p>
          </table:table-cell>
          <table:table-cell table:style-name="ce54" table:number-columns-repeated="252"/>
        </table:table-row>
        <table:table-row table:style-name="ro2">
          <table:table-cell office:value-type="string">
            <text:p>RISKY-F1</text:p>
          </table:table-cell>
          <table:table-cell office:value-type="string">
            <text:p>strcpy</text:p>
          </table:table-cell>
          <table:table-cell office:value-type="string">
            <text:p>strncpy</text:p>
          </table:table-cell>
          <table:table-cell table:number-columns-repeated="253"/>
        </table:table-row>
        <table:table-row table:style-name="ro2">
          <table:table-cell office:value-type="string">
            <text:p>RISKY-F2</text:p>
          </table:table-cell>
          <table:table-cell office:value-type="string">
            <text:p>sprintf</text:p>
          </table:table-cell>
          <table:table-cell office:value-type="string">
            <text:p>snprintf</text:p>
          </table:table-cell>
          <table:table-cell office:value-type="string">
            <text:p>Could cause buffer overflow</text:p>
          </table:table-cell>
          <table:table-cell table:number-columns-repeated="252"/>
        </table:table-row>
        <table:table-row table:style-name="ro2">
          <table:table-cell office:value-type="string">
            <text:p>RISKY-F3</text:p>
          </table:table-cell>
          <table:table-cell office:value-type="string">
            <text:p>strtok</text:p>
          </table:table-cell>
          <table:table-cell/>
          <table:table-cell office:value-type="string">
            <text:p>If really required, use with care</text:p>
          </table:table-cell>
          <table:table-cell table:number-columns-repeated="252"/>
        </table:table-row>
        <table:table-row table:style-name="ro2">
          <table:table-cell office:value-type="string">
            <text:p>RISKY-F4</text:p>
          </table:table-cell>
          <table:table-cell office:value-type="string">
            <text:p>strcmp</text:p>
          </table:table-cell>
          <table:table-cell office:value-type="string">
            <text:p>strncmp</text:p>
          </table:table-cell>
          <table:table-cell table:number-columns-repeated="253"/>
        </table:table-row>
        <table:table-row table:style-name="ro2">
          <table:table-cell office:value-type="string">
            <text:p>RISKY-F5</text:p>
          </table:table-cell>
          <table:table-cell office:value-type="string">
            <text:p>setbuf</text:p>
          </table:table-cell>
          <table:table-cell office:value-type="string">
            <text:p>setvbuf</text:p>
          </table:table-cell>
          <table:table-cell table:number-columns-repeated="253"/>
        </table:table-row>
        <table:table-row table:style-name="ro2">
          <table:table-cell office:value-type="string">
            <text:p>RISKY-F6</text:p>
          </table:table-cell>
          <table:table-cell office:value-type="string">
            <text:p>strcat</text:p>
          </table:table-cell>
          <table:table-cell office:value-type="string">
            <text:p>strjoin</text:p>
          </table:table-cell>
          <table:table-cell office:value-type="string">
            <text:p>New function to be developed</text:p>
          </table:table-cell>
          <table:table-cell table:number-columns-repeated="252"/>
        </table:table-row>
        <table:table-row table:style-name="ro1">
          <table:table-cell table:style-name="ce53" table:number-columns-repeated="4"/>
          <table:table-cell table:number-columns-repeated="252"/>
        </table:table-row>
        <table:table-row table:style-name="ro2">
          <table:table-cell office:value-type="string">
            <office:annotation draw:style-name="gr1" draw:text-style-name="P1" svg:width="5.49cm" svg:height="0.596cm" svg:x="3.45cm" svg:y="2.938cm" draw:caption-point-x="-3.45cm" draw:caption-point-y="-2.938cm">
              <dc:creator>IGC</dc:creator>
              <dc:date>2009-02-27T00:00:00</dc:date>
              <text:p text:style-name="P1">Suggested by Chandan Babu</text:p>
            </office:annotation>
            <text:p>DEPRECATED-1</text:p>
          </table:table-cell>
          <table:table-cell office:value-type="string">
            <text:p>inet_addr</text:p>
          </table:table-cell>
          <table:table-cell office:value-type="string">
            <text:p>inet_pton</text:p>
          </table:table-cell>
          <table:table-cell office:value-type="string">
            <text:p>Supports both IPv4 and IPv6. inet_addr would still need to be used on older networking stacks.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4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09:54:26.899185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uidelines" style:display-name="PageStyle_Guideli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initial-creator>Ian Carvalho</meta:initial-creator>
    <meta:creation-date>2008-07-18T12:22:02</meta:creation-date>
    <dc:date>2018-04-09T09:55:13.116317575</dc:date>
    <meta:editing-cycles>55</meta:editing-cycles>
    <meta:editing-duration>P4DT2H38M5S</meta:editing-duration>
    <meta:document-statistic meta:table-count="5" meta:cell-count="1249" meta:object-count="0"/>
    <meta:user-defined meta:name="Info 1"/>
    <meta:user-defined meta:name="Info 2"/>
    <meta:user-defined meta:name="Info 3"/>
    <meta:user-defined meta:name="Info 4"/>
  </office:meta>
</office:document-meta>
</file>